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/>
      <style:text-properties fo:font-size="18pt" style:font-size-asian="18pt" style:font-size-complex="18pt" fo:font-weight="bold" style:font-weight-asian="bold" style:font-weight-complex="bold"/>
    </style:style>
    <style:style style:name="ce5" style:family="table-cell" style:parent-style-name="Default" style:data-style-name="N2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style:vertical-align="middle" fo:background-color="transparent"/>
    </style:style>
    <style:style style:name="ce10" style:family="table-cell" style:parent-style-name="Default" style:data-style-name="N15">
      <style:table-cell-properties style:vertical-align="middle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background-color="#FBEFF9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CCFFC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99CC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36">
      <style:table-cell-properties style:vertical-align="middle" fo:background-color="transparent"/>
      <style:text-properties fo:font-size="11pt" style:font-size-asian="11pt" style:font-size-complex="11pt"/>
    </style:style>
    <style:style style:name="ce15" style:family="table-cell" style:parent-style-name="Default" style:data-style-name="N37">
      <style:table-cell-properties fo:border="thin solid #000000" style:vertical-align="middle" fo:background-color="#CCFFC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fo:border="thin solid #000000" style:vertical-align="middle" fo:background-color="#99CCFF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background-color="#99CC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">
      <style:table-cell-properties fo:border-top="thin solid #000000" fo:border-bottom="thin solid #000000" fo:border-left="none" fo:border-right="thin solid #000000" style:vertical-align="middle" fo:background-color="#CCFFCC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fo:border-top="thin solid #000000" fo:border-bottom="none" fo:border-left="thin solid #000000" fo:border-right="thin solid #000000" style:vertical-align="middle" fo:background-color="#99CCFF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37">
      <style:table-cell-properties fo:border="thin solid #000000" style:vertical-align="middle" fo:background-color="#99CC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#F8CBAD" style:repeat-content="false"/>
      <style:paragraph-properties fo:text-align="end" fo:margin-right="0cm"/>
    </style:style>
    <style:style style:name="ce22" style:family="table-cell" style:parent-style-name="Normal_32_2" style:data-style-name="N36">
      <style:table-cell-properties fo:border-top="none" fo:border-bottom="thin solid #000000" fo:border-left="none" fo:border-right="none" style:vertical-align="automatic" fo:background-color="#F8CBAD" style:repeat-content="false"/>
      <style:paragraph-properties fo:text-align="center"/>
    </style:style>
    <style:style style:name="ce23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#F8CBAD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CCFFCC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99CCFF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99CCFF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middle"/>
      <style:text-properties fo:color="#FF0000"/>
    </style:style>
    <style:style style:name="ce2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FF0000"/>
    </style:style>
    <style:style style:name="ce29" style:family="table-cell" style:parent-style-name="Default" style:data-style-name="N2">
      <style:table-cell-properties style:vertical-align="middle" style:repeat-content="false"/>
      <style:paragraph-properties fo:text-align="center"/>
      <style:text-properties fo:color="#FF0000"/>
    </style:style>
    <style:style style:name="ce30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CCFFCC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2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FF0000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37" style:family="table-cell" style:parent-style-name="Default" style:data-style-name="N15">
      <style:table-cell-properties style:vertical-align="middle" fo:background-color="transparent" style:repeat-content="false"/>
      <style:paragraph-properties fo:text-align="center"/>
    </style:style>
    <style:style style:name="ce38" style:family="table-cell" style:parent-style-name="Default" style:data-style-name="N15">
      <style:table-cell-properties style:vertical-align="middle" fo:wrap-option="wrap" fo:background-color="transparent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9D9D9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D9D9D9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CCFFC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3" style:family="table-cell" style:parent-style-name="Default" style:data-style-name="N2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FF0000" fo:font-size="14pt" style:font-size-asian="14pt" style:font-size-complex="14pt" fo:font-weight="bold" style:font-weight-asian="bold" style:font-weight-complex="bold"/>
    </style:style>
    <style:style style:name="ce44" style:family="table-cell" style:parent-style-name="Default" style:data-style-name="N1">
      <style:table-cell-properties fo:border-top="none" fo:border-bottom="thin solid #000000" fo:border-left="none" fo:border-right="thin solid #000000" style:vertical-align="middle" fo:background-color="#99CC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5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wrap-option="wrap" fo:background-color="#F8D3FB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middle" fo:background-color="#F8CBA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7" style:family="table-cell" style:parent-style-name="Default" style:data-style-name="N39">
      <style:table-cell-properties style:vertical-align="middle" style:repeat-content="false"/>
      <style:paragraph-properties fo:text-align="center"/>
    </style:style>
    <style:style style:name="ce48" style:family="table-cell" style:parent-style-name="Default" style:data-style-name="N39">
      <style:table-cell-properties style:vertical-align="middle"/>
    </style:style>
    <style:style style:name="ce49" style:family="table-cell" style:parent-style-name="Default" style:data-style-name="N38">
      <style:table-cell-properties style:vertical-align="middle"/>
    </style:style>
    <style:style style:name="ce5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36">
      <style:table-cell-properties fo:border-top="thin solid #000000" fo:border-bottom="thin double #000000" fo:border-left="thin solid #000000" fo:border-right="thin solid #000000" style:vertical-align="middle" fo:background-color="#F8D3FB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double #000000" fo:border-bottom="thin solid #000000" fo:border-left="thin solid #000000" fo:border-right="none" style:vertical-align="middle" fo:background-color="#CCFFC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double #000000" fo:border-bottom="thin solid #000000" fo:border-left="none" fo:border-right="thin solid #000000" style:vertical-align="middle" fo:background-color="#CCFFC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double #000000" fo:border-bottom="thin solid #000000" fo:border-left="thin solid #000000" fo:border-right="none" style:vertical-align="middle" fo:background-color="#99CC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double #000000" fo:border-bottom="thin solid #000000" fo:border-left="none" fo:border-right="thin solid #000000" style:vertical-align="middle" fo:background-color="#99CC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CCFFCC" style:repeat-content="fals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order="thin solid #000000" style:vertical-align="middle" fo:background-color="#CCFFC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#99CCFF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="thin solid #000000" style:vertical-align="middle" fo:background-color="#99CC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62" style:family="table-cell" style:parent-style-name="Default" style:data-style-name="N37">
      <style:table-cell-properties fo:border="thin solid #000000" style:vertical-align="middle" fo:background-color="#CCFFC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middle" fo:background-color="#F8CBAD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37">
      <style:table-cell-properties fo:border="thin solid #000000" style:vertical-align="middle" fo:background-color="#99CC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66" style:family="table-cell" style:parent-style-name="Default" style:data-style-name="N0"/>
    <style:style style:name="ce6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FF0000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69" style:family="table-cell" style:parent-style-name="Default" style:data-style-name="N1">
      <style:table-cell-properties style:vertical-align="middle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44">
      <style:table-cell-properties fo:border-top="none" fo:border-bottom="thin solid #000000" fo:border-left="none" fo:border-right="thin solid #000000" style:vertical-align="middle" fo:background-color="#CCFFCC" style:repeat-content="fals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41">
      <style:table-cell-properties fo:border-top="thin solid #000000" fo:border-bottom="thin solid #000000" fo:border-left="none" fo:border-right="thin solid #000000" style:vertical-align="middle" fo:background-color="#CCFFCC" style:repeat-content="fals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  <style:text-properties fo:color="#FF0000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75" style:family="table-cell" style:parent-style-name="Default" style:data-style-name="N0">
      <style:table-cell-properties fo:background-color="transparent"/>
    </style:style>
    <style:style style:name="ce76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none" fo:border-bottom="thin double #000000" fo:border-left="none" fo:border-right="thin solid #000000" style:vertical-align="middle" fo:background-color="#99CC99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 style:data-style-name="N43">
      <style:table-cell-properties fo:border-top="none" fo:border-bottom="thin solid #000000" fo:border-left="thin solid #000000" fo:border-right="thin solid #000000" style:vertical-align="middle" fo:background-color="#99CCFF" style:repeat-content="fals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none" fo:border-bottom="thin double #000000" fo:border-left="thin solid #000000" fo:border-right="thin solid #000000" style:vertical-align="middle" fo:background-color="#6699C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86" style:family="table-cell" style:parent-style-name="Default" style:data-style-name="N1">
      <style:table-cell-properties style:vertical-align="middle"/>
    </style:style>
    <style:style style:name="ce8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88" style:family="table-cell" style:parent-style-name="Default" style:data-style-name="N0">
      <style:table-cell-properties fo:border="thin solid #000000" style:vertical-align="top" fo:background-color="#99CCFF" style:repeat-content="false"/>
      <style:paragraph-properties fo:text-align="center"/>
      <style:text-properties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thin solid #000000" fo:border-bottom="thin double #000000" fo:border-left="none" fo:border-right="thin solid #000000" style:vertical-align="middle" fo:background-color="#99CC99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middle" fo:background-color="#6699C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CCFFCC" style:repeat-content="false"/>
      <style:paragraph-properties fo:text-align="center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94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fo:color="#FF0000" fo:font-weight="bold" style:font-weight-asian="bold" style:font-weight-complex="bold"/>
    </style:style>
    <style:style style:name="ce95" style:family="table-cell" style:parent-style-name="Default" style:data-style-name="N1">
      <style:table-cell-properties fo:border-top="none" fo:border-bottom="thin solid #000000" fo:border-left="thin solid #000000" fo:border-right="thin solid #000000" style:vertical-align="middle" fo:background-color="#99CCFF" style:repeat-content="false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 style:data-style-name="N36">
      <style:table-cell-properties fo:border-top="none" fo:border-bottom="none" fo:border-left="thin solid #000000" fo:border-right="thin solid #000000" style:vertical-align="middle" fo:wrap-option="wrap" fo:background-color="#F8D3FB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8CBAD" style:repeat-content="fals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99" style:family="table-cell" style:parent-style-name="Default" style:data-style-name="N2">
      <style:table-cell-properties fo:border-top="thin solid #000000" fo:border-bottom="none" fo:border-left="thin solid #000000" fo:border-right="none" style:vertical-align="middle" fo:background-color="#FFE699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0" style:family="table-cell" style:parent-style-name="Default" style:data-style-name="N2">
      <style:table-cell-properties fo:border-top="none" fo:border-bottom="thin solid #000000" fo:border-left="thin solid #000000" fo:border-right="none" style:vertical-align="middle" fo:background-color="#FFE699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1" style:family="table-cell" style:parent-style-name="Default" style:data-style-name="N2">
      <style:table-cell-properties fo:border-top="thin solid #000000" fo:border-bottom="thin solid #000000" fo:border-left="thin solid #000000" fo:border-right="none" style:vertical-align="middle" fo:background-color="#FFE699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3.54541666666667cm"/>
    </style:style>
    <style:style style:name="co2" style:family="table-column">
      <style:table-column-properties fo:break-before="auto" style:column-width="2.4077083333333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72520833333333cm" style:use-optimal-column-width="true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2.88395833333333cm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2.75166666666667cm"/>
    </style:style>
    <style:style style:name="co10" style:family="table-column">
      <style:table-column-properties fo:break-before="auto" style:column-width="2.67229166666667cm"/>
    </style:style>
    <style:style style:name="co11" style:family="table-column">
      <style:table-column-properties fo:break-before="auto" style:column-width="1.74625cm"/>
    </style:style>
    <style:style style:name="co12" style:family="table-column">
      <style:table-column-properties fo:break-before="auto" style:column-width="1.48166666666667cm"/>
    </style:style>
    <style:style style:name="co1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5.5pt" style:use-optimal-row-height="false" fo:break-before="auto"/>
    </style:style>
    <style:style style:name="ro3" style:family="table-row">
      <style:table-row-properties style:row-height="23.25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16.5pt" style:use-optimal-row-height="true" fo:break-before="auto"/>
    </style:style>
    <style:style style:name="ro6" style:family="table-row">
      <style:table-row-properties style:row-height="18pt" style:use-optimal-row-height="tru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27pt" style:use-optimal-row-height="false" fo:break-before="auto"/>
    </style:style>
    <style:style style:name="ro9" style:family="table-row">
      <style:table-row-properties style:row-height="24.75pt" style:use-optimal-row-height="false" fo:break-before="auto"/>
    </style:style>
    <style:style style:name="ro10" style:family="table-row">
      <style:table-row-properties style:row-height="24pt" style:use-optimal-row-height="false" fo:break-before="auto"/>
    </style:style>
    <style:style style:name="ro11" style:family="table-row">
      <style:table-row-properties style:row-height="21.75pt" style:use-optimal-row-height="false" fo:break-before="auto"/>
    </style:style>
    <style:style style:name="ro12" style:family="table-row">
      <style:table-row-properties style:row-height="19.5pt" style:use-optimal-row-height="fals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15pt" style:use-optimal-row-height="false" fo:break-before="auto"/>
    </style:style>
    <style:style style:name="ro15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i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5" table:default-cell-style-name="ce2"/>
        <table:table-column table:style-name="co12" table:default-cell-style-name="ce2"/>
        <table:table-column table:style-name="co5" table:number-columns-repeated="1011" table:default-cell-style-name="ce2"/>
        <table:table-column table:style-name="co13" table:number-columns-repeated="15358" table:default-cell-style-name="ce2"/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number-columns-spanned="19" table:number-rows-spanned="1" table:style-name="ce50">
            <text:p>Midterm Problem 5</text:p>
          </table:table-cell>
          <table:covered-table-cell table:number-columns-repeated="18"/>
          <table:table-cell table:number-columns-repeated="16365" table:style-name="ce2"/>
        </table:table-row>
        <table:table-row table:style-name="ro3">
          <table:table-cell office:value-type="string" table:number-columns-spanned="19" table:number-rows-spanned="1" table:style-name="ce50">
            <text:p>sin(1/x)</text:p>
          </table:table-cell>
          <table:covered-table-cell table:number-columns-repeated="18"/>
          <table:table-cell table:number-columns-repeated="2" table:style-name="ce4"/>
          <table:table-cell table:number-columns-repeated="16363"/>
        </table:table-row>
        <table:table-row table:style-name="ro4">
          <table:table-cell office:value-type="string" table:number-columns-spanned="3" table:number-rows-spanned="1" table:style-name="ce51">
            <text:p>Expected</text:p>
          </table:table-cell>
          <table:covered-table-cell table:number-columns-repeated="2"/>
          <table:table-cell table:number-columns-repeated="16381" table:style-name="ce2"/>
        </table:table-row>
        <table:table-row table:style-name="ro5">
          <table:table-cell office:value-type="string" table:number-columns-spanned="3" table:number-rows-spanned="1" table:style-name="ce52">
            <text:p>Expected f(N) = <text:s/>sin(1/N) ≈ 1/N rad</text:p>
          </table:table-cell>
          <table:covered-table-cell table:number-columns-repeated="2"/>
          <table:table-cell table:number-columns-repeated="4" table:style-name="ce3"/>
          <table:table-cell table:number-columns-repeated="3" table:style-name="ce2"/>
          <table:table-cell table:style-name="ce5"/>
          <table:table-cell table:number-columns-repeated="16373" table:style-name="ce2"/>
        </table:table-row>
        <table:table-row table:style-name="ro6">
          <table:table-cell table:style-name="ce2"/>
          <table:table-cell table:number-columns-repeated="6" table:style-name="ce3"/>
          <table:table-cell table:style-name="ce6"/>
          <table:table-cell table:number-columns-repeated="2" table:style-name="ce2"/>
          <table:table-cell table:style-name="ce5"/>
          <table:table-cell table:number-columns-repeated="16373" table:style-name="ce2"/>
        </table:table-row>
        <table:table-row table:style-name="ro7">
          <table:table-cell office:value-type="string" table:number-columns-spanned="5" table:number-rows-spanned="1" table:style-name="ce87">
            <text:p>step 3</text:p>
          </table:table-cell>
          <table:covered-table-cell table:number-columns-repeated="4"/>
          <table:table-cell office:value-type="string" table:number-columns-spanned="6" table:number-rows-spanned="1" table:style-name="ce87">
            <text:p>step 7</text:p>
          </table:table-cell>
          <table:covered-table-cell table:number-columns-repeated="5"/>
          <table:table-cell table:number-columns-repeated="16373" table:style-name="ce7"/>
        </table:table-row>
        <table:table-row table:style-name="ro4">
          <table:table-cell office:value-type="string" table:number-columns-spanned="5" table:number-rows-spanned="1" table:style-name="ce89">
            <text:p>Calculated</text:p>
          </table:table-cell>
          <table:covered-table-cell table:number-columns-repeated="4"/>
          <table:table-cell office:value-type="string" table:number-columns-spanned="6" table:number-rows-spanned="1" table:style-name="ce90">
            <text:p>Calculated with errors</text:p>
          </table:table-cell>
          <table:covered-table-cell table:number-columns-repeated="5"/>
          <table:table-cell table:style-name="ce7"/>
          <table:table-cell office:value-type="string" table:number-columns-spanned="2" table:number-rows-spanned="1" table:style-name="ce53">
            <text:p>Curve Fit</text:p>
          </table:table-cell>
          <table:covered-table-cell/>
          <table:table-cell table:number-columns-repeated="2" table:style-name="ce7"/>
          <table:table-cell table:style-name="ce9"/>
          <table:table-cell table:style-name="ce10"/>
          <table:table-cell table:number-columns-repeated="2" table:style-name="ce2"/>
          <table:table-cell table:number-columns-repeated="16364" table:style-name="ce7"/>
        </table:table-row>
        <table:table-row table:style-name="ro8">
          <table:table-cell office:value-type="string" table:number-columns-spanned="2" table:number-rows-spanned="1" table:style-name="ce54">
            <text:p>Calculated f(N) =</text:p>
          </table:table-cell>
          <table:covered-table-cell/>
          <table:table-cell office:value-type="string" table:number-columns-spanned="3" table:number-rows-spanned="1" table:style-name="ce55">
            <text:p><text:s/>C1*N^1+C0*N^0</text:p>
          </table:table-cell>
          <table:covered-table-cell table:number-columns-repeated="2"/>
          <table:table-cell office:value-type="string" table:number-columns-spanned="3" table:number-rows-spanned="1" table:style-name="ce56">
            <text:p>Derived f '(N) = y+e =</text:p>
          </table:table-cell>
          <table:covered-table-cell table:number-columns-repeated="2"/>
          <table:table-cell office:value-type="string" table:number-columns-spanned="3" table:number-rows-spanned="1" table:style-name="ce57">
            <text:p>sin(1/N) ≈ 1/N rad.</text:p>
          </table:table-cell>
          <table:covered-table-cell table:number-columns-repeated="2"/>
          <table:table-cell table:style-name="ce7"/>
          <table:table-cell office:value-type="string" table:style-name="ce11">
            <text:p><text:s text:c="2"/>= C1' *N^1+C0' *N^0</text:p>
          </table:table-cell>
          <table:table-cell table:style-name="ce11"/>
          <table:table-cell table:number-columns-repeated="2" table:style-name="ce7"/>
          <table:table-cell table:style-name="ce9"/>
          <table:table-cell table:style-name="ce10"/>
          <table:table-cell table:number-columns-repeated="2" table:style-name="ce2"/>
          <table:table-cell table:number-columns-repeated="16364" table:style-name="ce7"/>
        </table:table-row>
        <table:table-row table:style-name="ro9">
          <table:table-cell office:value-type="string" table:number-columns-spanned="1" table:number-rows-spanned="4" table:style-name="ce58">
            <text:p>Calculated f(N) =</text:p>
          </table:table-cell>
          <table:table-cell office:value-type="string" table:number-columns-spanned="2" table:number-rows-spanned="1" table:style-name="ce59">
            <text:p>Calculated = C0 =</text:p>
          </table:table-cell>
          <table:covered-table-cell/>
          <table:table-cell office:value-type="float" office:value="2.12685E-4" table:style-name="ce71">
            <text:p>0.000212685</text:p>
          </table:table-cell>
          <table:table-cell office:value-type="string" table:style-name="ce12">
            <text:p>*n^0</text:p>
          </table:table-cell>
          <table:table-cell office:value-type="string" table:number-columns-spanned="2" table:number-rows-spanned="4" table:style-name="ce88">
            <text:p>Derived f '(N) =</text:p>
          </table:table-cell>
          <table:covered-table-cell/>
          <table:table-cell office:value-type="string" table:number-columns-spanned="2" table:number-rows-spanned="1" table:style-name="ce61">
            <text:p>Derived C0' =</text:p>
          </table:table-cell>
          <table:covered-table-cell/>
          <table:table-cell office:value-type="float" office:value="-8.2523300000000004E-3" table:style-name="ce84">
            <text:p>-0.00825233</text:p>
          </table:table-cell>
          <table:table-cell office:value-type="string" table:style-name="ce13">
            <text:p>*n^0</text:p>
          </table:table-cell>
          <table:table-cell table:number-columns-repeated="3" table:style-name="ce7"/>
          <table:table-cell table:number-columns-repeated="3" table:style-name="ce14"/>
          <table:table-cell table:style-name="ce10"/>
          <table:table-cell table:number-columns-repeated="2" table:style-name="ce2"/>
          <table:table-cell table:number-columns-repeated="16364" table:style-name="ce7"/>
        </table:table-row>
        <table:table-row table:style-name="ro10">
          <table:covered-table-cell/>
          <table:table-cell office:value-type="string" table:number-columns-spanned="2" table:number-rows-spanned="1" table:style-name="ce62">
            <text:p>Calculated = C1 =</text:p>
          </table:table-cell>
          <table:covered-table-cell/>
          <table:table-cell office:value-type="float" office:value="0.99490999999999996" table:style-name="ce72">
            <text:p>0.99491</text:p>
          </table:table-cell>
          <table:table-cell office:value-type="string" table:style-name="ce15">
            <text:p>*n^1</text:p>
          </table:table-cell>
          <table:covered-table-cell/>
          <table:covered-table-cell/>
          <table:table-cell office:value-type="string" table:number-columns-spanned="2" table:number-rows-spanned="1" table:style-name="ce61">
            <text:p>Derived C1' =</text:p>
          </table:table-cell>
          <table:covered-table-cell/>
          <table:table-cell office:value-type="float" office:value="1.0319400000000001" table:style-name="ce16">
            <text:p>1.0319</text:p>
          </table:table-cell>
          <table:table-cell office:value-type="string" table:style-name="ce17">
            <text:p>*n^1</text:p>
          </table:table-cell>
          <table:table-cell table:style-name="ce5"/>
          <table:table-cell office:value-type="string" table:number-columns-spanned="3" table:number-rows-spanned="1" table:style-name="ce63">
            <text:p>Big O</text:p>
          </table:table-cell>
          <table:covered-table-cell table:number-columns-repeated="2"/>
          <table:table-cell table:style-name="ce3"/>
          <table:table-cell table:number-columns-repeated="2" table:style-name="ce10"/>
          <table:table-cell table:number-columns-repeated="2" table:style-name="ce2"/>
          <table:table-cell table:number-columns-repeated="16364" table:style-name="ce7"/>
        </table:table-row>
        <table:table-row table:style-name="ro11">
          <table:covered-table-cell/>
          <table:table-cell office:value-type="string" table:number-columns-spanned="2" table:number-rows-spanned="1" table:style-name="ce62">
            <text:p>C2 =</text:p>
          </table:table-cell>
          <table:covered-table-cell/>
          <table:table-cell office:value-type="float" office:value="0" table:style-name="ce18">
            <text:p>0</text:p>
          </table:table-cell>
          <table:table-cell office:value-type="string" table:style-name="ce15">
            <text:p>*n^2</text:p>
          </table:table-cell>
          <table:covered-table-cell/>
          <table:covered-table-cell/>
          <table:table-cell office:value-type="string" table:number-columns-spanned="2" table:number-rows-spanned="1" table:style-name="ce64">
            <text:p>C2 =</text:p>
          </table:table-cell>
          <table:covered-table-cell/>
          <table:table-cell office:value-type="float" office:value="0" table:style-name="ce19">
            <text:p>0</text:p>
          </table:table-cell>
          <table:table-cell office:value-type="string" table:style-name="ce20">
            <text:p>*n^2</text:p>
          </table:table-cell>
          <table:table-cell table:style-name="ce5"/>
          <table:table-cell office:value-type="string" table:style-name="ce21">
            <text:p>g(n) =</text:p>
          </table:table-cell>
          <table:table-cell office:value-type="float" office:value="1.3819400000000002" table:formula="of:=[.J12]+0.35" table:style-name="ce22">
            <text:p>1.4</text:p>
          </table:table-cell>
          <table:table-cell office:value-type="string" table:style-name="ce23">
            <text:p>*n^1</text:p>
          </table:table-cell>
          <table:table-cell table:style-name="ce3"/>
          <table:table-cell table:number-columns-repeated="2" table:style-name="ce10"/>
          <table:table-cell table:number-columns-repeated="2" table:style-name="ce2"/>
          <table:table-cell table:number-columns-repeated="16364" table:style-name="ce7"/>
        </table:table-row>
        <table:table-row table:style-name="ro12">
          <table:covered-table-cell/>
          <table:table-cell office:value-type="string" table:number-columns-spanned="2" table:number-rows-spanned="1" table:style-name="ce62">
            <text:p>C3 =</text:p>
          </table:table-cell>
          <table:covered-table-cell/>
          <table:table-cell office:value-type="float" office:value="0" table:style-name="ce24">
            <text:p>0</text:p>
          </table:table-cell>
          <table:table-cell office:value-type="string" table:style-name="ce15">
            <text:p>*n^3</text:p>
          </table:table-cell>
          <table:covered-table-cell/>
          <table:covered-table-cell/>
          <table:table-cell office:value-type="string" table:number-columns-spanned="2" table:number-rows-spanned="1" table:style-name="ce61">
            <text:p>C3 =</text:p>
          </table:table-cell>
          <table:covered-table-cell/>
          <table:table-cell office:value-type="float" office:value="0" table:style-name="ce25">
            <text:p>0</text:p>
          </table:table-cell>
          <table:table-cell office:value-type="string" table:style-name="ce26">
            <text:p>*n^3</text:p>
          </table:table-cell>
          <table:table-cell table:style-name="ce5"/>
          <table:table-cell table:style-name="ce2"/>
          <table:table-cell table:number-columns-spanned="1" table:number-rows-spanned="2" table:style-name="ce65"/>
          <table:table-cell table:number-columns-spanned="4" table:number-rows-spanned="1" table:style-name="ce66"/>
          <table:covered-table-cell table:number-columns-repeated="3"/>
          <table:table-cell table:style-name="ce28"/>
          <table:table-cell table:style-name="ce29"/>
          <table:table-cell table:number-columns-repeated="16364" table:style-name="ce7"/>
        </table:table-row>
        <table:table-row table:style-name="ro13">
          <table:table-cell table:style-name="ce30"/>
          <table:table-cell table:number-columns-repeated="4" table:style-name="ce8"/>
          <table:table-cell office:value-type="string" table:number-columns-spanned="2" table:number-rows-spanned="1" table:style-name="ce67">
            <text:p><text:s/>Error Magnitude =</text:p>
          </table:table-cell>
          <table:covered-table-cell/>
          <table:table-cell office:value-type="float" office:value="4.4999999999999998E-2" table:number-columns-spanned="4" table:number-rows-spanned="1" table:style-name="ce68">
            <text:p>0.045</text:p>
          </table:table-cell>
          <table:covered-table-cell table:number-columns-repeated="3"/>
          <table:table-cell table:style-name="ce5"/>
          <table:table-cell table:style-name="ce2"/>
          <table:covered-table-cell/>
          <table:table-cell table:number-columns-spanned="4" table:number-rows-spanned="1" table:style-name="ce66"/>
          <table:covered-table-cell table:number-columns-repeated="3"/>
          <table:table-cell table:style-name="ce31"/>
          <table:table-cell table:style-name="ce27"/>
          <table:table-cell table:number-columns-repeated="16364" table:style-name="ce7"/>
        </table:table-row>
        <table:table-row table:number-rows-repeated="2" table:style-name="ro13">
          <table:table-cell table:style-name="ce30"/>
          <table:table-cell table:number-columns-repeated="4" table:style-name="ce8"/>
          <table:table-cell table:number-columns-repeated="2" table:style-name="ce73"/>
          <table:table-cell table:number-columns-repeated="4" table:style-name="ce74"/>
          <table:table-cell table:style-name="ce5"/>
          <table:table-cell table:style-name="ce2"/>
          <table:table-cell table:style-name="ce75"/>
          <table:table-cell table:number-columns-repeated="4" table:style-name="ce1"/>
          <table:table-cell table:style-name="ce31"/>
          <table:table-cell table:style-name="ce27"/>
          <table:table-cell table:number-columns-repeated="16364" table:style-name="ce7"/>
        </table:table-row>
        <table:table-row table:style-name="ro14">
          <table:table-cell table:style-name="ce30"/>
          <table:table-cell table:number-columns-repeated="3" table:style-name="ce3"/>
          <table:table-cell office:value-type="string" table:style-name="ce93">
            <text:p>step 2</text:p>
          </table:table-cell>
          <table:table-cell office:value-type="string" table:style-name="ce93">
            <text:p>step 4</text:p>
          </table:table-cell>
          <table:table-cell office:value-type="string" table:style-name="ce93">
            <text:p>step 5</text:p>
          </table:table-cell>
          <table:table-cell table:number-columns-repeated="3" table:style-name="ce2"/>
          <table:table-cell table:number-columns-repeated="2" table:style-name="ce5"/>
          <table:table-cell table:number-columns-repeated="9" table:style-name="ce2"/>
          <table:table-cell table:number-columns-repeated="16363" table:style-name="ce1"/>
        </table:table-row>
        <table:table-row table:style-name="ro7">
          <table:table-cell table:style-name="ce8"/>
          <table:table-cell office:value-type="string" table:number-columns-spanned="3" table:number-rows-spanned="1" table:style-name="ce87">
            <text:p>Step 1</text:p>
          </table:table-cell>
          <table:covered-table-cell table:number-columns-repeated="2"/>
          <table:table-cell office:value-type="string" table:style-name="ce91">
            <text:p>Expected</text:p>
          </table:table-cell>
          <table:table-cell office:value-type="string" table:style-name="ce92">
            <text:p>Calculated</text:p>
          </table:table-cell>
          <table:table-cell office:value-type="string" table:style-name="ce94">
            <text:p>Static</text:p>
          </table:table-cell>
          <table:table-cell office:value-type="string" table:style-name="ce98">
            <text:p>step 6</text:p>
          </table:table-cell>
          <table:table-cell office:value-type="string" table:style-name="ce98">
            <text:p>step 7</text:p>
          </table:table-cell>
          <table:table-cell office:value-type="string" table:style-name="ce98">
            <text:p>step 8</text:p>
          </table:table-cell>
          <table:table-cell office:value-type="string" table:style-name="ce98">
            <text:p>step 9</text:p>
          </table:table-cell>
          <table:table-cell table:number-columns-repeated="10" table:style-name="ce2"/>
          <table:table-cell table:number-columns-repeated="16363" table:style-name="ce1"/>
        </table:table-row>
        <table:table-row table:style-name="ro10">
          <table:table-cell office:value-type="string" table:style-name="ce32">
            <text:p>Count</text:p>
          </table:table-cell>
          <table:table-cell office:value-type="string" table:style-name="ce76">
            <text:p>Degree</text:p>
          </table:table-cell>
          <table:table-cell office:value-type="string" table:style-name="ce76">
            <text:p>Radians</text:p>
          </table:table-cell>
          <table:table-cell office:value-type="string" table:style-name="ce77">
            <text:p>Radians</text:p>
          </table:table-cell>
          <table:table-cell office:value-type="string" table:style-name="ce33">
            <text:p>Sin(1/N)</text:p>
          </table:table-cell>
          <table:table-cell table:style-name="ce34"/>
          <table:table-cell office:value-type="string" table:style-name="ce35">
            <text:p>Error</text:p>
          </table:table-cell>
          <table:table-cell office:value-type="string" table:style-name="ce95">
            <text:p>f '(N) = f(N)+e</text:p>
          </table:table-cell>
          <table:table-cell office:value-type="string" table:style-name="ce96">
            <text:p>Curve Fit</text:p>
          </table:table-cell>
          <table:table-cell office:value-type="string" table:style-name="ce97">
            <text:p>C'''*g(1/N^1)</text:p>
          </table:table-cell>
          <table:table-cell office:value-type="string" table:number-columns-spanned="1" table:number-rows-spanned="2" table:style-name="ce101">
            <text:p>Difference</text:p>
          </table:table-cell>
          <table:table-cell table:style-name="ce8"/>
          <table:table-cell table:number-columns-repeated="2" table:style-name="ce36"/>
          <table:table-cell table:style-name="ce37"/>
          <table:table-cell table:style-name="ce38"/>
          <table:table-cell table:number-columns-repeated="16368" table:style-name="ce8"/>
        </table:table-row>
        <table:table-row table:style-name="ro15">
          <table:table-cell table:style-name="ce39"/>
          <table:table-cell office:value-type="string" table:style-name="ce70">
            <text:p>N =1/N<text:span text:style-name="T1">1</text:span></text:p>
          </table:table-cell>
          <table:table-cell office:value-type="string" table:style-name="ce39">
            <text:p>N<text:span text:style-name="T2">0</text:span></text:p>
          </table:table-cell>
          <table:table-cell office:value-type="string" table:style-name="ce40">
            <text:p>1/N<text:span text:style-name="T2">1</text:span></text:p>
          </table:table-cell>
          <table:table-cell office:value-type="string" table:style-name="ce41">
            <text:p>f(N)</text:p>
          </table:table-cell>
          <table:table-cell office:value-type="string" table:style-name="ce42">
            <text:p>f(N)</text:p>
          </table:table-cell>
          <table:table-cell office:value-type="string" table:style-name="ce43">
            <text:p>e</text:p>
          </table:table-cell>
          <table:table-cell office:value-type="string" table:style-name="ce44">
            <text:p>f '(N)<text:s/></text:p>
          </table:table-cell>
          <table:table-cell table:style-name="ce45"/>
          <table:table-cell office:value-type="string" table:style-name="ce46">
            <text:p>Big O</text:p>
          </table:table-cell>
          <table:covered-table-cell/>
          <table:table-cell table:style-name="ce7">
            <draw:frame draw:z-index="1" draw:id="id0" draw:style-name="a0" draw:name="Chart 1" svg:x="0.29167in" svg:y="0.02083in" svg:width="6.95833in" svg:height="3.4687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2" table:style-name="ce3"/>
          <table:table-cell table:number-columns-repeated="2" table:style-name="ce10"/>
          <table:table-cell table:number-columns-repeated="16368" table:style-name="ce7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0" table:style-name="ce69">
            <text:p>0</text:p>
          </table:table-cell>
          <table:table-cell office:value-type="float" office:value="1" table:style-name="ce69">
            <text:p>1</text:p>
          </table:table-cell>
          <table:table-cell office:value-type="float" office:value="0" table:formula="of:=[.B22]*(PI()/180)" table:style-name="ce69">
            <text:p>0</text:p>
          </table:table-cell>
          <table:table-cell office:value-type="float" office:value="0" table:formula="of:=SIN([.D22])" table:style-name="ce69">
            <text:p>0</text:p>
          </table:table-cell>
          <table:table-cell office:value-type="float" office:value="2.12685E-4" table:formula="of:=[.$D$12]*[.D22]+[.$D$11]*[.C22]" table:style-name="ce86">
            <text:p>0</text:p>
          </table:table-cell>
          <table:table-cell office:value-type="float" office:value="-3.9436285072293978E-2" table:formula="of:=RAND()*2*[.$H$15]-[.$H$15]" table:style-name="ce47">
            <text:p>-0.039</text:p>
          </table:table-cell>
          <table:table-cell office:value-type="float" office:value="-3.9223600072293981E-2" table:formula="of:=[.$D$12]*[.D22]+[.$D$11]*[.C22]+[.G22]" table:style-name="ce47">
            <text:p>-0.039</text:p>
          </table:table-cell>
          <table:table-cell office:value-type="float" office:value="-8.2523300000000004E-3" table:formula="of:=[.$J$12]*[.D22]+[.$J$11]*[.C22]" table:style-name="ce47">
            <text:p>-0.008</text:p>
          </table:table-cell>
          <table:table-cell office:value-type="float" office:value="0" table:formula="of:=[.$N$13]*[.D22]" table:style-name="ce69">
            <text:p>0</text:p>
          </table:table-cell>
          <table:table-cell office:value-type="float" office:value="8.2523300000000004E-3" table:formula="of:=[.J22]-[.I22]" table:style-name="ce5">
            <text:p>0.01</text:p>
          </table:table-cell>
          <table:table-cell table:style-name="ce2"/>
          <table:table-cell table:number-columns-repeated="2" table:style-name="ce3"/>
          <table:table-cell table:number-columns-repeated="2" table:style-name="ce10"/>
          <table:table-cell table:number-columns-repeated="5" table:style-name="ce2"/>
          <table:table-cell table:number-columns-repeated="16363" table:style-name="ce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0.25" table:formula="of:=[.B22]+(1/4)" table:style-name="ce5">
            <text:p>0.25</text:p>
          </table:table-cell>
          <table:table-cell office:value-type="float" office:value="1" table:formula="of:=[.B23]^0" table:style-name="ce69">
            <text:p>1</text:p>
          </table:table-cell>
          <table:table-cell office:value-type="float" office:value="4.3633231299858239E-3" table:formula="of:=[.B23]*(PI()/180)" table:style-name="ce47">
            <text:p>0.004</text:p>
          </table:table-cell>
          <table:table-cell office:value-type="float" office:value="4.3633092847465711E-3" table:formula="of:=SIN([.D23])" table:style-name="ce47">
            <text:p>0.004</text:p>
          </table:table-cell>
          <table:table-cell office:value-type="float" office:value="4.5537988152541953E-3" table:formula="of:=[.$D$12]*[.D23]+[.$D$11]*[.C23]" table:style-name="ce48">
            <text:p>0.005</text:p>
          </table:table-cell>
          <table:table-cell office:value-type="float" office:value="3.6439223453813979E-2" table:formula="of:=RAND()*2*[.$H$15]-[.$H$15]" table:style-name="ce47">
            <text:p>0.036</text:p>
          </table:table-cell>
          <table:table-cell office:value-type="float" office:value="4.0993022269068174E-2" table:formula="of:=[.$D$12]*[.D23]+[.$D$11]*[.C23]+[.G23]" table:style-name="ce47">
            <text:p>0.041</text:p>
          </table:table-cell>
          <table:table-cell office:value-type="float" office:value="-3.7496423292424294E-3" table:formula="of:=[.$J$12]*[.D23]+[.$J$11]*[.C23]" table:style-name="ce47">
            <text:p>-0.004</text:p>
          </table:table-cell>
          <table:table-cell office:value-type="float" office:value="6.0298507662526098E-3" table:formula="of:=[.$N$13]*[.D23]" table:style-name="ce47">
            <text:p>0.006</text:p>
          </table:table-cell>
          <table:table-cell office:value-type="float" office:value="9.7794930954950392E-3" table:formula="of:=[.J23]-[.I23]" table:style-name="ce47">
            <text:p>0.010</text:p>
          </table:table-cell>
          <table:table-cell table:style-name="ce2"/>
          <table:table-cell table:number-columns-repeated="2" table:style-name="ce3"/>
          <table:table-cell table:number-columns-repeated="2" table:style-name="ce10"/>
          <table:table-cell table:number-columns-repeated="5" table:style-name="ce2"/>
          <table:table-cell table:number-columns-repeated="16363" table:style-name="ce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0.45999999999999996" table:formula="of:=[.B23]+0.21" table:style-name="ce5">
            <text:p>0.46</text:p>
          </table:table-cell>
          <table:table-cell office:value-type="float" office:value="1" table:formula="of:=[.B24]^0" table:style-name="ce69">
            <text:p>1</text:p>
          </table:table-cell>
          <table:table-cell office:value-type="float" office:value="8.028514559173916E-3" table:formula="of:=[.B24]*(PI()/180)" table:style-name="ce47">
            <text:p>0.008</text:p>
          </table:table-cell>
          <table:table-cell office:value-type="float" office:value="8.0284283103964713E-3" table:formula="of:=SIN([.D24])" table:style-name="ce47">
            <text:p>0.008</text:p>
          </table:table-cell>
          <table:table-cell office:value-type="float" office:value="8.2003344200677203E-3" table:formula="of:=[.$D$12]*[.D24]+[.$D$11]*[.C24]" table:style-name="ce48">
            <text:p>0.008</text:p>
          </table:table-cell>
          <table:table-cell office:value-type="float" office:value="-2.0669804741759015E-2" table:formula="of:=RAND()*2*[.$H$15]-[.$H$15]" table:style-name="ce47">
            <text:p>-0.021</text:p>
          </table:table-cell>
          <table:table-cell office:value-type="float" office:value="-1.2469470321691295E-2" table:formula="of:=[.$D$12]*[.D24]+[.$D$11]*[.C24]+[.G24]" table:style-name="ce47">
            <text:p>-0.012</text:p>
          </table:table-cell>
          <table:table-cell office:value-type="float" office:value="3.2615314193931016E-5" table:formula="of:=[.$J$12]*[.D24]+[.$J$11]*[.C24]" table:style-name="ce47">
            <text:p>0.000</text:p>
          </table:table-cell>
          <table:table-cell office:value-type="float" office:value="1.1094925409904803E-2" table:formula="of:=[.$N$13]*[.D24]" table:style-name="ce47">
            <text:p>0.011</text:p>
          </table:table-cell>
          <table:table-cell office:value-type="float" office:value="1.1062310095710872E-2" table:formula="of:=[.J24]-[.I24]" table:style-name="ce47">
            <text:p>0.011</text:p>
          </table:table-cell>
          <table:table-cell table:style-name="ce2"/>
          <table:table-cell table:number-columns-repeated="2" table:style-name="ce3"/>
          <table:table-cell table:number-columns-repeated="2" table:style-name="ce10"/>
          <table:table-cell table:number-columns-repeated="5" table:style-name="ce2"/>
          <table:table-cell table:number-columns-repeated="16363" table:style-name="ce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0.66999999999999993" table:formula="of:=[.B24]+0.21" table:style-name="ce5">
            <text:p>0.67</text:p>
          </table:table-cell>
          <table:table-cell office:value-type="float" office:value="1" table:formula="of:=[.B25]^0" table:style-name="ce69">
            <text:p>1</text:p>
          </table:table-cell>
          <table:table-cell office:value-type="float" office:value="1.1693705988362007E-2" table:formula="of:=[.B25]*(PI()/180)" table:style-name="ce47">
            <text:p>0.012</text:p>
          </table:table-cell>
          <table:table-cell office:value-type="float" office:value="1.1693439485246055E-2" table:formula="of:=SIN([.D25])" table:style-name="ce47">
            <text:p>0.012</text:p>
          </table:table-cell>
          <table:table-cell office:value-type="float" office:value="1.1846870024881245E-2" table:formula="of:=[.$D$12]*[.D25]+[.$D$11]*[.C25]" table:style-name="ce48">
            <text:p>0.012</text:p>
          </table:table-cell>
          <table:table-cell office:value-type="float" office:value="-2.5680049871306013E-2" table:formula="of:=RAND()*2*[.$H$15]-[.$H$15]" table:style-name="ce47">
            <text:p>-0.026</text:p>
          </table:table-cell>
          <table:table-cell office:value-type="float" office:value="-1.3833179846424768E-2" table:formula="of:=[.$D$12]*[.D25]+[.$D$11]*[.C25]+[.G25]" table:style-name="ce47">
            <text:p>-0.014</text:p>
          </table:table-cell>
          <table:table-cell office:value-type="float" office:value="3.8148729576302897E-3" table:formula="of:=[.$J$12]*[.D25]+[.$J$11]*[.C25]" table:style-name="ce47">
            <text:p>0.004</text:p>
          </table:table-cell>
          <table:table-cell office:value-type="float" office:value="1.6160000053556993E-2" table:formula="of:=[.$N$13]*[.D25]" table:style-name="ce47">
            <text:p>0.016</text:p>
          </table:table-cell>
          <table:table-cell office:value-type="float" office:value="1.2345127095926703E-2" table:formula="of:=[.J25]-[.I25]" table:style-name="ce47">
            <text:p>0.012</text:p>
          </table:table-cell>
          <table:table-cell table:number-columns-repeated="10" table:style-name="ce2"/>
          <table:table-cell table:number-columns-repeated="16363" table:style-name="ce1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0.87999999999999989" table:formula="of:=[.B25]+0.21" table:style-name="ce5">
            <text:p>0.88</text:p>
          </table:table-cell>
          <table:table-cell office:value-type="float" office:value="1" table:formula="of:=[.B26]^0" table:style-name="ce69">
            <text:p>1</text:p>
          </table:table-cell>
          <table:table-cell office:value-type="float" office:value="1.5358897417550098E-2" table:formula="of:=[.B26]*(PI()/180)" table:style-name="ce47">
            <text:p>0.015</text:p>
          </table:table-cell>
          <table:table-cell office:value-type="float" office:value="1.5358293574952919E-2" table:formula="of:=SIN([.D26])" table:style-name="ce47">
            <text:p>0.015</text:p>
          </table:table-cell>
          <table:table-cell office:value-type="float" office:value="1.5493405629694769E-2" table:formula="of:=[.$D$12]*[.D26]+[.$D$11]*[.C26]" table:style-name="ce48">
            <text:p>0.015</text:p>
          </table:table-cell>
          <table:table-cell office:value-type="float" office:value="-2.3851300490544482E-2" table:formula="of:=RAND()*2*[.$H$15]-[.$H$15]" table:style-name="ce47">
            <text:p>-0.024</text:p>
          </table:table-cell>
          <table:table-cell office:value-type="float" office:value="-8.3578948608497138E-3" table:formula="of:=[.$D$12]*[.D26]+[.$D$11]*[.C26]+[.G26]" table:style-name="ce47">
            <text:p>-0.008</text:p>
          </table:table-cell>
          <table:table-cell office:value-type="float" office:value="7.5971306010666501E-3" table:formula="of:=[.$J$12]*[.D26]+[.$J$11]*[.C26]" table:style-name="ce47">
            <text:p>0.008</text:p>
          </table:table-cell>
          <table:table-cell office:value-type="float" office:value="2.1225074697209186E-2" table:formula="of:=[.$N$13]*[.D26]" table:style-name="ce47">
            <text:p>0.021</text:p>
          </table:table-cell>
          <table:table-cell office:value-type="float" office:value="1.3627944096142536E-2" table:formula="of:=[.J26]-[.I26]" table:style-name="ce47">
            <text:p>0.014</text:p>
          </table:table-cell>
          <table:table-cell table:number-columns-repeated="10" table:style-name="ce2"/>
          <table:table-cell table:number-columns-repeated="16363" table:style-name="ce1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1.0899999999999999" table:formula="of:=[.B26]+0.21" table:style-name="ce5">
            <text:p>1.09</text:p>
          </table:table-cell>
          <table:table-cell office:value-type="float" office:value="1" table:formula="of:=[.B27]^0" table:style-name="ce69">
            <text:p>1</text:p>
          </table:table-cell>
          <table:table-cell office:value-type="float" office:value="1.9024088846738188E-2" table:formula="of:=[.B27]*(PI()/180)" table:style-name="ce47">
            <text:p>0.019</text:p>
          </table:table-cell>
          <table:table-cell office:value-type="float" office:value="1.9022941347284883E-2" table:formula="of:=SIN([.D27])" table:style-name="ce47">
            <text:p>0.019</text:p>
          </table:table-cell>
          <table:table-cell office:value-type="float" office:value="1.9139941234508292E-2" table:formula="of:=[.$D$12]*[.D27]+[.$D$11]*[.C27]" table:style-name="ce48">
            <text:p>0.019</text:p>
          </table:table-cell>
          <table:table-cell office:value-type="float" office:value="-1.3185085976147745E-2" table:formula="of:=RAND()*2*[.$H$15]-[.$H$15]" table:style-name="ce47">
            <text:p>-0.013</text:p>
          </table:table-cell>
          <table:table-cell office:value-type="float" office:value="5.9548552583605467E-3" table:formula="of:=[.$D$12]*[.D27]+[.$D$11]*[.C27]+[.G27]" table:style-name="ce47">
            <text:p>0.006</text:p>
          </table:table-cell>
          <table:table-cell office:value-type="float" office:value="1.1379388244503007E-2" table:formula="of:=[.$J$12]*[.D27]+[.$J$11]*[.C27]" table:style-name="ce47">
            <text:p>0.011</text:p>
          </table:table-cell>
          <table:table-cell office:value-type="float" office:value="2.6290149340861376E-2" table:formula="of:=[.$N$13]*[.D27]" table:style-name="ce47">
            <text:p>0.026</text:p>
          </table:table-cell>
          <table:table-cell office:value-type="float" office:value="1.4910761096358369E-2" table:formula="of:=[.J27]-[.I27]" table:style-name="ce47">
            <text:p>0.015</text:p>
          </table:table-cell>
          <table:table-cell table:number-columns-repeated="10" table:style-name="ce2"/>
          <table:table-cell table:number-columns-repeated="16363" table:style-name="ce1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1.2999999999999998" table:formula="of:=[.B27]+0.21" table:style-name="ce5">
            <text:p>1.30</text:p>
          </table:table-cell>
          <table:table-cell office:value-type="float" office:value="1" table:formula="of:=[.B28]^0" table:style-name="ce69">
            <text:p>1</text:p>
          </table:table-cell>
          <table:table-cell office:value-type="float" office:value="2.2689280275926281E-2" table:formula="of:=[.B28]*(PI()/180)" table:style-name="ce47">
            <text:p>0.023</text:p>
          </table:table-cell>
          <table:table-cell office:value-type="float" office:value="2.2687333572781354E-2" table:formula="of:=SIN([.D28])" table:style-name="ce47">
            <text:p>0.023</text:p>
          </table:table-cell>
          <table:table-cell office:value-type="float" office:value="2.2786476839321817E-2" table:formula="of:=[.$D$12]*[.D28]+[.$D$11]*[.C28]" table:style-name="ce48">
            <text:p>0.023</text:p>
          </table:table-cell>
          <table:table-cell office:value-type="float" office:value="1.1231830054105607E-2" table:formula="of:=RAND()*2*[.$H$15]-[.$H$15]" table:style-name="ce47">
            <text:p>0.011</text:p>
          </table:table-cell>
          <table:table-cell office:value-type="float" office:value="3.4018306893427427E-2" table:formula="of:=[.$D$12]*[.D28]+[.$D$11]*[.C28]+[.G28]" table:style-name="ce47">
            <text:p>0.034</text:p>
          </table:table-cell>
          <table:table-cell office:value-type="float" office:value="1.5161645887939368E-2" table:formula="of:=[.$J$12]*[.D28]+[.$J$11]*[.C28]" table:style-name="ce47">
            <text:p>0.015</text:p>
          </table:table-cell>
          <table:table-cell office:value-type="float" office:value="3.1355223984513569E-2" table:formula="of:=[.$N$13]*[.D28]" table:style-name="ce47">
            <text:p>0.031</text:p>
          </table:table-cell>
          <table:table-cell office:value-type="float" office:value="1.61935780965742E-2" table:formula="of:=[.J28]-[.I28]" table:style-name="ce47">
            <text:p>0.016</text:p>
          </table:table-cell>
          <table:table-cell table:number-columns-repeated="10" table:style-name="ce2"/>
          <table:table-cell table:number-columns-repeated="16363" table:style-name="ce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1.5099999999999998" table:formula="of:=[.B28]+0.21" table:style-name="ce5">
            <text:p>1.51</text:p>
          </table:table-cell>
          <table:table-cell office:value-type="float" office:value="1" table:formula="of:=[.B29]^0" table:style-name="ce69">
            <text:p>1</text:p>
          </table:table-cell>
          <table:table-cell office:value-type="float" office:value="2.6354471705114374E-2" table:formula="of:=[.B29]*(PI()/180)" table:style-name="ce47">
            <text:p>0.026</text:p>
          </table:table-cell>
          <table:table-cell office:value-type="float" office:value="2.635142102541466E-2" table:formula="of:=SIN([.D29])" table:style-name="ce47">
            <text:p>0.026</text:p>
          </table:table-cell>
          <table:table-cell office:value-type="float" office:value="2.6433012444135342E-2" table:formula="of:=[.$D$12]*[.D29]+[.$D$11]*[.C29]" table:style-name="ce48">
            <text:p>0.026</text:p>
          </table:table-cell>
          <table:table-cell office:value-type="float" office:value="-4.0327863536742663E-2" table:formula="of:=RAND()*2*[.$H$15]-[.$H$15]" table:style-name="ce47">
            <text:p>-0.040</text:p>
          </table:table-cell>
          <table:table-cell office:value-type="float" office:value="-1.3894851092607321E-2" table:formula="of:=[.$D$12]*[.D29]+[.$D$11]*[.C29]+[.G29]" table:style-name="ce47">
            <text:p>-0.014</text:p>
          </table:table-cell>
          <table:table-cell office:value-type="float" office:value="1.8943903531375726E-2" table:formula="of:=[.$J$12]*[.D29]+[.$J$11]*[.C29]" table:style-name="ce47">
            <text:p>0.019</text:p>
          </table:table-cell>
          <table:table-cell office:value-type="float" office:value="3.6420298628165759E-2" table:formula="of:=[.$N$13]*[.D29]" table:style-name="ce47">
            <text:p>0.036</text:p>
          </table:table-cell>
          <table:table-cell office:value-type="float" office:value="1.7476395096790033E-2" table:formula="of:=[.J29]-[.I29]" table:style-name="ce47">
            <text:p>0.017</text:p>
          </table:table-cell>
          <table:table-cell table:number-columns-repeated="10" table:style-name="ce2"/>
          <table:table-cell table:number-columns-repeated="16363" table:style-name="ce1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1.7199999999999998" table:formula="of:=[.B29]+0.21" table:style-name="ce5">
            <text:p>1.72</text:p>
          </table:table-cell>
          <table:table-cell office:value-type="float" office:value="1" table:formula="of:=[.B30]^0" table:style-name="ce69">
            <text:p>1</text:p>
          </table:table-cell>
          <table:table-cell office:value-type="float" office:value="3.0019663134302463E-2" table:formula="of:=[.B30]*(PI()/180)" table:style-name="ce47">
            <text:p>0.030</text:p>
          </table:table-cell>
          <table:table-cell office:value-type="float" office:value="3.001515448325132E-2" table:formula="of:=SIN([.D30])" table:style-name="ce47">
            <text:p>0.030</text:p>
          </table:table-cell>
          <table:table-cell office:value-type="float" office:value="3.0079548048948863E-2" table:formula="of:=[.$D$12]*[.D30]+[.$D$11]*[.C30]" table:style-name="ce48">
            <text:p>0.030</text:p>
          </table:table-cell>
          <table:table-cell office:value-type="float" office:value="1.302623670020573E-2" table:formula="of:=RAND()*2*[.$H$15]-[.$H$15]" table:style-name="ce47">
            <text:p>0.013</text:p>
          </table:table-cell>
          <table:table-cell office:value-type="float" office:value="4.3105784749154594E-2" table:formula="of:=[.$D$12]*[.D30]+[.$D$11]*[.C30]+[.G30]" table:style-name="ce47">
            <text:p>0.043</text:p>
          </table:table-cell>
          <table:table-cell office:value-type="float" office:value="2.2726161174812083E-2" table:formula="of:=[.$J$12]*[.D30]+[.$J$11]*[.C30]" table:style-name="ce47">
            <text:p>0.023</text:p>
          </table:table-cell>
          <table:table-cell office:value-type="float" office:value="4.1485373271817949E-2" table:formula="of:=[.$N$13]*[.D30]" table:style-name="ce47">
            <text:p>0.041</text:p>
          </table:table-cell>
          <table:table-cell office:value-type="float" office:value="1.8759212097005866E-2" table:formula="of:=[.J30]-[.I30]" table:style-name="ce47">
            <text:p>0.019</text:p>
          </table:table-cell>
          <table:table-cell table:number-columns-repeated="10" table:style-name="ce2"/>
          <table:table-cell table:number-columns-repeated="16363" table:style-name="ce1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.9299999999999997" table:formula="of:=[.B30]+0.21" table:style-name="ce5">
            <text:p>1.93</text:p>
          </table:table-cell>
          <table:table-cell office:value-type="float" office:value="1" table:formula="of:=[.B31]^0" table:style-name="ce69">
            <text:p>1</text:p>
          </table:table-cell>
          <table:table-cell office:value-type="float" office:value="3.3684854563490553E-2" table:formula="of:=[.B31]*(PI()/180)" table:style-name="ce47">
            <text:p>0.034</text:p>
          </table:table-cell>
          <table:table-cell office:value-type="float" office:value="3.3678484729113292E-2" table:formula="of:=SIN([.D31])" table:style-name="ce47">
            <text:p>0.034</text:p>
          </table:table-cell>
          <table:table-cell office:value-type="float" office:value="3.3726083653762381E-2" table:formula="of:=[.$D$12]*[.D31]+[.$D$11]*[.C31]" table:style-name="ce48">
            <text:p>0.034</text:p>
          </table:table-cell>
          <table:table-cell office:value-type="float" office:value="2.9240863586198554E-3" table:formula="of:=RAND()*2*[.$H$15]-[.$H$15]" table:style-name="ce47">
            <text:p>0.003</text:p>
          </table:table-cell>
          <table:table-cell office:value-type="float" office:value="3.6650170012382237E-2" table:formula="of:=[.$D$12]*[.D31]+[.$D$11]*[.C31]+[.G31]" table:style-name="ce47">
            <text:p>0.037</text:p>
          </table:table-cell>
          <table:table-cell office:value-type="float" office:value="2.650841881824844E-2" table:formula="of:=[.$J$12]*[.D31]+[.$J$11]*[.C31]" table:style-name="ce47">
            <text:p>0.027</text:p>
          </table:table-cell>
          <table:table-cell office:value-type="float" office:value="4.6550447915470139E-2" table:formula="of:=[.$N$13]*[.D31]" table:style-name="ce47">
            <text:p>0.047</text:p>
          </table:table-cell>
          <table:table-cell office:value-type="float" office:value="2.0042029097221699E-2" table:formula="of:=[.J31]-[.I31]" table:style-name="ce47">
            <text:p>0.020</text:p>
          </table:table-cell>
          <table:table-cell table:number-columns-repeated="10" table:style-name="ce2"/>
          <table:table-cell table:number-columns-repeated="16363" table:style-name="ce1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2.1399999999999997" table:formula="of:=[.B31]+0.21" table:style-name="ce5">
            <text:p>2.14</text:p>
          </table:table-cell>
          <table:table-cell office:value-type="float" office:value="1" table:formula="of:=[.B32]^0" table:style-name="ce69">
            <text:p>1</text:p>
          </table:table-cell>
          <table:table-cell office:value-type="float" office:value="3.7350045992678646E-2" table:formula="of:=[.B32]*(PI()/180)" table:style-name="ce47">
            <text:p>0.037</text:p>
          </table:table-cell>
          <table:table-cell office:value-type="float" office:value="3.7341362551239127E-2" table:formula="of:=SIN([.D32])" table:style-name="ce47">
            <text:p>0.037</text:p>
          </table:table-cell>
          <table:table-cell office:value-type="float" office:value="3.7372619258575906E-2" table:formula="of:=[.$D$12]*[.D32]+[.$D$11]*[.C32]" table:style-name="ce48">
            <text:p>0.037</text:p>
          </table:table-cell>
          <table:table-cell office:value-type="float" office:value="4.3616905240878329E-2" table:formula="of:=RAND()*2*[.$H$15]-[.$H$15]" table:style-name="ce47">
            <text:p>0.044</text:p>
          </table:table-cell>
          <table:table-cell office:value-type="float" office:value="8.0989524499454235E-2" table:formula="of:=[.$D$12]*[.D32]+[.$D$11]*[.C32]+[.G32]" table:style-name="ce47">
            <text:p>0.081</text:p>
          </table:table-cell>
          <table:table-cell office:value-type="float" office:value="3.0290676461684804E-2" table:formula="of:=[.$J$12]*[.D32]+[.$J$11]*[.C32]" table:style-name="ce47">
            <text:p>0.030</text:p>
          </table:table-cell>
          <table:table-cell office:value-type="float" office:value="5.1615522559122336E-2" table:formula="of:=[.$N$13]*[.D32]" table:style-name="ce47">
            <text:p>0.052</text:p>
          </table:table-cell>
          <table:table-cell office:value-type="float" office:value="2.1324846097437532E-2" table:formula="of:=[.J32]-[.I32]" table:style-name="ce47">
            <text:p>0.021</text:p>
          </table:table-cell>
          <table:table-cell table:number-columns-repeated="10" table:style-name="ce2"/>
          <table:table-cell table:number-columns-repeated="16363" table:style-name="ce1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2.3499999999999996" table:formula="of:=[.B32]+0.21" table:style-name="ce5">
            <text:p>2.35</text:p>
          </table:table-cell>
          <table:table-cell office:value-type="float" office:value="1" table:formula="of:=[.B33]^0" table:style-name="ce69">
            <text:p>1</text:p>
          </table:table-cell>
          <table:table-cell office:value-type="float" office:value="4.1015237421866739E-2" table:formula="of:=[.B33]*(PI()/180)" table:style-name="ce47">
            <text:p>0.041</text:p>
          </table:table-cell>
          <table:table-cell office:value-type="float" office:value="4.1003738743945056E-2" table:formula="of:=SIN([.D33])" table:style-name="ce47">
            <text:p>0.041</text:p>
          </table:table-cell>
          <table:table-cell office:value-type="float" office:value="4.1019154863389432E-2" table:formula="of:=[.$D$12]*[.D33]+[.$D$11]*[.C33]" table:style-name="ce48">
            <text:p>0.041</text:p>
          </table:table-cell>
          <table:table-cell office:value-type="float" office:value="4.005973659914025E-2" table:formula="of:=RAND()*2*[.$H$15]-[.$H$15]" table:style-name="ce47">
            <text:p>0.040</text:p>
          </table:table-cell>
          <table:table-cell office:value-type="float" office:value="8.1078891462529681E-2" table:formula="of:=[.$D$12]*[.D33]+[.$D$11]*[.C33]+[.G33]" table:style-name="ce47">
            <text:p>0.081</text:p>
          </table:table-cell>
          <table:table-cell office:value-type="float" office:value="3.4072934105121161E-2" table:formula="of:=[.$J$12]*[.D33]+[.$J$11]*[.C33]" table:style-name="ce47">
            <text:p>0.034</text:p>
          </table:table-cell>
          <table:table-cell office:value-type="float" office:value="5.6680597202774526E-2" table:formula="of:=[.$N$13]*[.D33]" table:style-name="ce47">
            <text:p>0.057</text:p>
          </table:table-cell>
          <table:table-cell office:value-type="float" office:value="2.2607663097653365E-2" table:formula="of:=[.J33]-[.I33]" table:style-name="ce47">
            <text:p>0.023</text:p>
          </table:table-cell>
          <table:table-cell table:number-columns-repeated="10" table:style-name="ce2"/>
          <table:table-cell table:number-columns-repeated="16363" table:style-name="ce1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2.5599999999999996" table:formula="of:=[.B33]+0.21" table:style-name="ce5">
            <text:p>2.56</text:p>
          </table:table-cell>
          <table:table-cell office:value-type="float" office:value="1" table:formula="of:=[.B34]^0" table:style-name="ce69">
            <text:p>1</text:p>
          </table:table-cell>
          <table:table-cell office:value-type="float" office:value="4.4680428851054832E-2" table:formula="of:=[.B34]*(PI()/180)" table:style-name="ce47">
            <text:p>0.045</text:p>
          </table:table-cell>
          <table:table-cell office:value-type="float" office:value="4.466556410828601E-2" table:formula="of:=SIN([.D34])" table:style-name="ce47">
            <text:p>0.045</text:p>
          </table:table-cell>
          <table:table-cell office:value-type="float" office:value="4.4665690468202957E-2" table:formula="of:=[.$D$12]*[.D34]+[.$D$11]*[.C34]" table:style-name="ce48">
            <text:p>0.045</text:p>
          </table:table-cell>
          <table:table-cell office:value-type="float" office:value="-1.3202408787907655E-2" table:formula="of:=RAND()*2*[.$H$15]-[.$H$15]" table:style-name="ce47">
            <text:p>-0.013</text:p>
          </table:table-cell>
          <table:table-cell office:value-type="float" office:value="3.1463281680295302E-2" table:formula="of:=[.$D$12]*[.D34]+[.$D$11]*[.C34]+[.G34]" table:style-name="ce47">
            <text:p>0.031</text:p>
          </table:table-cell>
          <table:table-cell office:value-type="float" office:value="3.7855191748557525E-2" table:formula="of:=[.$J$12]*[.D34]+[.$J$11]*[.C34]" table:style-name="ce47">
            <text:p>0.038</text:p>
          </table:table-cell>
          <table:table-cell office:value-type="float" office:value="6.1745671846426722E-2" table:formula="of:=[.$N$13]*[.D34]" table:style-name="ce47">
            <text:p>0.062</text:p>
          </table:table-cell>
          <table:table-cell office:value-type="float" office:value="2.3890480097869198E-2" table:formula="of:=[.J34]-[.I34]" table:style-name="ce47">
            <text:p>0.024</text:p>
          </table:table-cell>
          <table:table-cell table:number-columns-repeated="10" table:style-name="ce2"/>
          <table:table-cell table:number-columns-repeated="16363" table:style-name="ce1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2.7699999999999996" table:formula="of:=[.B34]+0.21" table:style-name="ce5">
            <text:p>2.77</text:p>
          </table:table-cell>
          <table:table-cell office:value-type="float" office:value="1" table:formula="of:=[.B35]^0" table:style-name="ce69">
            <text:p>1</text:p>
          </table:table-cell>
          <table:table-cell office:value-type="float" office:value="4.8345620280242918E-2" table:formula="of:=[.B35]*(PI()/180)" table:style-name="ce47">
            <text:p>0.048</text:p>
          </table:table-cell>
          <table:table-cell office:value-type="float" office:value="4.8326789452716519E-2" table:formula="of:=SIN([.D35])" table:style-name="ce47">
            <text:p>0.048</text:p>
          </table:table-cell>
          <table:table-cell office:value-type="float" office:value="4.8312226073016475E-2" table:formula="of:=[.$D$12]*[.D35]+[.$D$11]*[.C35]" table:style-name="ce48">
            <text:p>0.048</text:p>
          </table:table-cell>
          <table:table-cell office:value-type="float" office:value="2.6232696667463751E-2" table:formula="of:=RAND()*2*[.$H$15]-[.$H$15]" table:style-name="ce47">
            <text:p>0.026</text:p>
          </table:table-cell>
          <table:table-cell office:value-type="float" office:value="7.4544922740480218E-2" table:formula="of:=[.$D$12]*[.D35]+[.$D$11]*[.C35]+[.G35]" table:style-name="ce47">
            <text:p>0.075</text:p>
          </table:table-cell>
          <table:table-cell office:value-type="float" office:value="4.1637449391993882E-2" table:formula="of:=[.$J$12]*[.D35]+[.$J$11]*[.C35]" table:style-name="ce47">
            <text:p>0.042</text:p>
          </table:table-cell>
          <table:table-cell office:value-type="float" office:value="6.6810746490078912E-2" table:formula="of:=[.$N$13]*[.D35]" table:style-name="ce47">
            <text:p>0.067</text:p>
          </table:table-cell>
          <table:table-cell office:value-type="float" office:value="2.517329709808503E-2" table:formula="of:=[.J35]-[.I35]" table:style-name="ce47">
            <text:p>0.025</text:p>
          </table:table-cell>
          <table:table-cell table:number-columns-repeated="10" table:style-name="ce2"/>
          <table:table-cell table:number-columns-repeated="16363" table:style-name="ce1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2.9799999999999995" table:formula="of:=[.B35]+0.21" table:style-name="ce5">
            <text:p>2.98</text:p>
          </table:table-cell>
          <table:table-cell office:value-type="float" office:value="1" table:formula="of:=[.B36]^0" table:style-name="ce69">
            <text:p>1</text:p>
          </table:table-cell>
          <table:table-cell office:value-type="float" office:value="5.2010811709431011E-2" table:formula="of:=[.B36]*(PI()/180)" table:style-name="ce47">
            <text:p>0.052</text:p>
          </table:table-cell>
          <table:table-cell office:value-type="float" office:value="5.198736559375159E-2" table:formula="of:=SIN([.D36])" table:style-name="ce47">
            <text:p>0.052</text:p>
          </table:table-cell>
          <table:table-cell office:value-type="float" office:value="5.195876167783E-2" table:formula="of:=[.$D$12]*[.D36]+[.$D$11]*[.C36]" table:style-name="ce48">
            <text:p>0.052</text:p>
          </table:table-cell>
          <table:table-cell office:value-type="float" office:value="-3.9601970205630596E-2" table:formula="of:=RAND()*2*[.$H$15]-[.$H$15]" table:style-name="ce47">
            <text:p>-0.040</text:p>
          </table:table-cell>
          <table:table-cell office:value-type="float" office:value="1.2356791472199403E-2" table:formula="of:=[.$D$12]*[.D36]+[.$D$11]*[.C36]+[.G36]" table:style-name="ce47">
            <text:p>0.012</text:p>
          </table:table-cell>
          <table:table-cell office:value-type="float" office:value="4.5419707035430239E-2" table:formula="of:=[.$J$12]*[.D36]+[.$J$11]*[.C36]" table:style-name="ce47">
            <text:p>0.045</text:p>
          </table:table-cell>
          <table:table-cell office:value-type="float" office:value="7.1875821133731102E-2" table:formula="of:=[.$N$13]*[.D36]" table:style-name="ce47">
            <text:p>0.072</text:p>
          </table:table-cell>
          <table:table-cell office:value-type="float" office:value="2.6456114098300863E-2" table:formula="of:=[.J36]-[.I36]" table:style-name="ce47">
            <text:p>0.026</text:p>
          </table:table-cell>
          <table:table-cell table:number-columns-repeated="10" table:style-name="ce2"/>
          <table:table-cell table:number-columns-repeated="16363" table:style-name="ce1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3.1899999999999995" table:formula="of:=[.B36]+0.21" table:style-name="ce5">
            <text:p>3.19</text:p>
          </table:table-cell>
          <table:table-cell office:value-type="float" office:value="1" table:formula="of:=[.B37]^0" table:style-name="ce69">
            <text:p>1</text:p>
          </table:table-cell>
          <table:table-cell office:value-type="float" office:value="5.5676003138619104E-2" table:formula="of:=[.B37]*(PI()/180)" table:style-name="ce47">
            <text:p>0.056</text:p>
          </table:table-cell>
          <table:table-cell office:value-type="float" office:value="5.5647243356627331E-2" table:formula="of:=SIN([.D37])" table:style-name="ce47">
            <text:p>0.056</text:p>
          </table:table-cell>
          <table:table-cell office:value-type="float" office:value="5.5605297282643525E-2" table:formula="of:=[.$D$12]*[.D37]+[.$D$11]*[.C37]" table:style-name="ce48">
            <text:p>0.056</text:p>
          </table:table-cell>
          <table:table-cell office:value-type="float" office:value="5.2380269057120538E-3" table:formula="of:=RAND()*2*[.$H$15]-[.$H$15]" table:style-name="ce47">
            <text:p>0.005</text:p>
          </table:table-cell>
          <table:table-cell office:value-type="float" office:value="6.0843324188355578E-2" table:formula="of:=[.$D$12]*[.D37]+[.$D$11]*[.C37]+[.G37]" table:style-name="ce47">
            <text:p>0.061</text:p>
          </table:table-cell>
          <table:table-cell office:value-type="float" office:value="4.9201964678866603E-2" table:formula="of:=[.$J$12]*[.D37]+[.$J$11]*[.C37]" table:style-name="ce47">
            <text:p>0.049</text:p>
          </table:table-cell>
          <table:table-cell office:value-type="float" office:value="7.6940895777383292E-2" table:formula="of:=[.$N$13]*[.D37]" table:style-name="ce47">
            <text:p>0.077</text:p>
          </table:table-cell>
          <table:table-cell office:value-type="float" office:value="2.7738931098516689E-2" table:formula="of:=[.J37]-[.I37]" table:style-name="ce47">
            <text:p>0.028</text:p>
          </table:table-cell>
          <table:table-cell table:number-columns-repeated="10" table:style-name="ce2"/>
          <table:table-cell table:number-columns-repeated="16363" table:style-name="ce1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3.3999999999999995" table:formula="of:=[.B37]+0.21" table:style-name="ce5">
            <text:p>3.40</text:p>
          </table:table-cell>
          <table:table-cell office:value-type="float" office:value="1" table:formula="of:=[.B38]^0" table:style-name="ce69">
            <text:p>1</text:p>
          </table:table-cell>
          <table:table-cell office:value-type="float" office:value="5.9341194567807197E-2" table:formula="of:=[.B38]*(PI()/180)" table:style-name="ce47">
            <text:p>0.059</text:p>
          </table:table-cell>
          <table:table-cell office:value-type="float" office:value="5.9306373575961614E-2" table:formula="of:=SIN([.D38])" table:style-name="ce47">
            <text:p>0.059</text:p>
          </table:table-cell>
          <table:table-cell office:value-type="float" office:value="5.9251832887457057E-2" table:formula="of:=[.$D$12]*[.D38]+[.$D$11]*[.C38]" table:style-name="ce48">
            <text:p>0.059</text:p>
          </table:table-cell>
          <table:table-cell office:value-type="float" office:value="2.3361416867525062E-2" table:formula="of:=RAND()*2*[.$H$15]-[.$H$15]" table:style-name="ce47">
            <text:p>0.023</text:p>
          </table:table-cell>
          <table:table-cell office:value-type="float" office:value="8.2613249754982118E-2" table:formula="of:=[.$D$12]*[.D38]+[.$D$11]*[.C38]+[.G38]" table:style-name="ce47">
            <text:p>0.083</text:p>
          </table:table-cell>
          <table:table-cell office:value-type="float" office:value="5.298422232230296E-2" table:formula="of:=[.$J$12]*[.D38]+[.$J$11]*[.C38]" table:style-name="ce47">
            <text:p>0.053</text:p>
          </table:table-cell>
          <table:table-cell office:value-type="float" office:value="8.2005970421035482E-2" table:formula="of:=[.$N$13]*[.D38]" table:style-name="ce47">
            <text:p>0.082</text:p>
          </table:table-cell>
          <table:table-cell office:value-type="float" office:value="2.9021748098732522E-2" table:formula="of:=[.J38]-[.I38]" table:style-name="ce47">
            <text:p>0.029</text:p>
          </table:table-cell>
          <table:table-cell table:number-columns-repeated="10" table:style-name="ce2"/>
          <table:table-cell table:number-columns-repeated="16363" table:style-name="ce1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3.6099999999999994" table:formula="of:=[.B38]+0.21" table:style-name="ce5">
            <text:p>3.61</text:p>
          </table:table-cell>
          <table:table-cell office:value-type="float" office:value="1" table:formula="of:=[.B39]^0" table:style-name="ce69">
            <text:p>1</text:p>
          </table:table-cell>
          <table:table-cell office:value-type="float" office:value="6.300638599699529E-2" table:formula="of:=[.B39]*(PI()/180)" table:style-name="ce47">
            <text:p>0.063</text:p>
          </table:table-cell>
          <table:table-cell office:value-type="float" office:value="6.2964707096414524E-2" table:formula="of:=SIN([.D39])" table:style-name="ce47">
            <text:p>0.063</text:p>
          </table:table-cell>
          <table:table-cell office:value-type="float" office:value="6.2898368492270582E-2" table:formula="of:=[.$D$12]*[.D39]+[.$D$11]*[.C39]" table:style-name="ce48">
            <text:p>0.063</text:p>
          </table:table-cell>
          <table:table-cell office:value-type="float" office:value="-4.0685129701662978E-3" table:formula="of:=RAND()*2*[.$H$15]-[.$H$15]" table:style-name="ce47">
            <text:p>-0.004</text:p>
          </table:table-cell>
          <table:table-cell office:value-type="float" office:value="5.8829855522104284E-2" table:formula="of:=[.$D$12]*[.D39]+[.$D$11]*[.C39]+[.G39]" table:style-name="ce47">
            <text:p>0.059</text:p>
          </table:table-cell>
          <table:table-cell office:value-type="float" office:value="5.6766479965739317E-2" table:formula="of:=[.$J$12]*[.D39]+[.$J$11]*[.C39]" table:style-name="ce47">
            <text:p>0.057</text:p>
          </table:table-cell>
          <table:table-cell office:value-type="float" office:value="8.7071045064687685E-2" table:formula="of:=[.$N$13]*[.D39]" table:style-name="ce47">
            <text:p>0.087</text:p>
          </table:table-cell>
          <table:table-cell office:value-type="float" office:value="3.0304565098948369E-2" table:formula="of:=[.J39]-[.I39]" table:style-name="ce47">
            <text:p>0.030</text:p>
          </table:table-cell>
          <table:table-cell table:number-columns-repeated="10" table:style-name="ce2"/>
          <table:table-cell table:number-columns-repeated="16363" table:style-name="ce1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3.8199999999999994" table:formula="of:=[.B39]+0.21" table:style-name="ce5">
            <text:p>3.82</text:p>
          </table:table-cell>
          <table:table-cell office:value-type="float" office:value="1" table:formula="of:=[.B40]^0" table:style-name="ce69">
            <text:p>1</text:p>
          </table:table-cell>
          <table:table-cell office:value-type="float" office:value="6.6671577426183376E-2" table:formula="of:=[.B40]*(PI()/180)" table:style-name="ce47">
            <text:p>0.067</text:p>
          </table:table-cell>
          <table:table-cell office:value-type="float" office:value="6.6622194773348672E-2" table:formula="of:=SIN([.D40])" table:style-name="ce47">
            <text:p>0.067</text:p>
          </table:table-cell>
          <table:table-cell office:value-type="float" office:value="6.6544904097084107E-2" table:formula="of:=[.$D$12]*[.D40]+[.$D$11]*[.C40]" table:style-name="ce48">
            <text:p>0.067</text:p>
          </table:table-cell>
          <table:table-cell office:value-type="float" office:value="1.2441589498892042E-2" table:formula="of:=RAND()*2*[.$H$15]-[.$H$15]" table:style-name="ce47">
            <text:p>0.012</text:p>
          </table:table-cell>
          <table:table-cell office:value-type="float" office:value="7.8986493595976148E-2" table:formula="of:=[.$D$12]*[.D40]+[.$D$11]*[.C40]+[.G40]" table:style-name="ce47">
            <text:p>0.079</text:p>
          </table:table-cell>
          <table:table-cell office:value-type="float" office:value="6.0548737609175673E-2" table:formula="of:=[.$J$12]*[.D40]+[.$J$11]*[.C40]" table:style-name="ce47">
            <text:p>0.061</text:p>
          </table:table-cell>
          <table:table-cell office:value-type="float" office:value="9.2136119708339861E-2" table:formula="of:=[.$N$13]*[.D40]" table:style-name="ce47">
            <text:p>0.092</text:p>
          </table:table-cell>
          <table:table-cell office:value-type="float" office:value="3.1587382099164188E-2" table:formula="of:=[.J40]-[.I40]" table:style-name="ce47">
            <text:p>0.032</text:p>
          </table:table-cell>
          <table:table-cell table:number-columns-repeated="10" table:style-name="ce2"/>
          <table:table-cell table:number-columns-repeated="16363" table:style-name="ce1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4.0299999999999994" table:formula="of:=[.B40]+0.21" table:style-name="ce5">
            <text:p>4.03</text:p>
          </table:table-cell>
          <table:table-cell office:value-type="float" office:value="1" table:formula="of:=[.B41]^0" table:style-name="ce69">
            <text:p>1</text:p>
          </table:table-cell>
          <table:table-cell office:value-type="float" office:value="7.0336768855371476E-2" table:formula="of:=[.B41]*(PI()/180)" table:style-name="ce47">
            <text:p>0.070</text:p>
          </table:table-cell>
          <table:table-cell office:value-type="float" office:value="7.0278787473489451E-2" table:formula="of:=SIN([.D41])" table:style-name="ce47">
            <text:p>0.070</text:p>
          </table:table-cell>
          <table:table-cell office:value-type="float" office:value="7.0191439701897632E-2" table:formula="of:=[.$D$12]*[.D41]+[.$D$11]*[.C41]" table:style-name="ce48">
            <text:p>0.070</text:p>
          </table:table-cell>
          <table:table-cell office:value-type="float" office:value="4.187376836248613E-2" table:formula="of:=RAND()*2*[.$H$15]-[.$H$15]" table:style-name="ce47">
            <text:p>0.042</text:p>
          </table:table-cell>
          <table:table-cell office:value-type="float" office:value="0.11206520806438376" table:formula="of:=[.$D$12]*[.D41]+[.$D$11]*[.C41]+[.G41]" table:style-name="ce47">
            <text:p>0.112</text:p>
          </table:table-cell>
          <table:table-cell office:value-type="float" office:value="6.4330995252612044E-2" table:formula="of:=[.$J$12]*[.D41]+[.$J$11]*[.C41]" table:style-name="ce47">
            <text:p>0.064</text:p>
          </table:table-cell>
          <table:table-cell office:value-type="float" office:value="9.7201194351992065E-2" table:formula="of:=[.$N$13]*[.D41]" table:style-name="ce47">
            <text:p>0.097</text:p>
          </table:table-cell>
          <table:table-cell office:value-type="float" office:value="3.2870199099380021E-2" table:formula="of:=[.J41]-[.I41]" table:style-name="ce47">
            <text:p>0.033</text:p>
          </table:table-cell>
          <table:table-cell table:number-columns-repeated="10" table:style-name="ce2"/>
          <table:table-cell table:number-columns-repeated="16363" table:style-name="ce1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4.2399999999999993" table:formula="of:=[.B41]+0.21" table:style-name="ce5">
            <text:p>4.24</text:p>
          </table:table-cell>
          <table:table-cell office:value-type="float" office:value="1" table:formula="of:=[.B42]^0" table:style-name="ce69">
            <text:p>1</text:p>
          </table:table-cell>
          <table:table-cell office:value-type="float" office:value="7.4001960284559562E-2" table:formula="of:=[.B42]*(PI()/180)" table:style-name="ce47">
            <text:p>0.074</text:p>
          </table:table-cell>
          <table:table-cell office:value-type="float" office:value="7.3934436075584947E-2" table:formula="of:=SIN([.D42])" table:style-name="ce47">
            <text:p>0.074</text:p>
          </table:table-cell>
          <table:table-cell office:value-type="float" office:value="7.3837975306711157E-2" table:formula="of:=[.$D$12]*[.D42]+[.$D$11]*[.C42]" table:style-name="ce48">
            <text:p>0.074</text:p>
          </table:table-cell>
          <table:table-cell office:value-type="float" office:value="-2.2297534319402346E-3" table:formula="of:=RAND()*2*[.$H$15]-[.$H$15]" table:style-name="ce47">
            <text:p>-0.002</text:p>
          </table:table-cell>
          <table:table-cell office:value-type="float" office:value="7.1608221874770922E-2" table:formula="of:=[.$D$12]*[.D42]+[.$D$11]*[.C42]+[.G42]" table:style-name="ce47">
            <text:p>0.072</text:p>
          </table:table-cell>
          <table:table-cell office:value-type="float" office:value="6.8113252896048401E-2" table:formula="of:=[.$J$12]*[.D42]+[.$J$11]*[.C42]" table:style-name="ce47">
            <text:p>0.068</text:p>
          </table:table-cell>
          <table:table-cell office:value-type="float" office:value="0.10226626899564425" table:formula="of:=[.$N$13]*[.D42]" table:style-name="ce47">
            <text:p>0.102</text:p>
          </table:table-cell>
          <table:table-cell office:value-type="float" office:value="3.4153016099595854E-2" table:formula="of:=[.J42]-[.I42]" table:style-name="ce47">
            <text:p>0.034</text:p>
          </table:table-cell>
          <table:table-cell table:number-columns-repeated="10" table:style-name="ce2"/>
          <table:table-cell table:number-columns-repeated="16363" table:style-name="ce1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4.4499999999999993" table:formula="of:=[.B42]+0.21" table:style-name="ce5">
            <text:p>4.45</text:p>
          </table:table-cell>
          <table:table-cell office:value-type="float" office:value="1" table:formula="of:=[.B43]^0" table:style-name="ce69">
            <text:p>1</text:p>
          </table:table-cell>
          <table:table-cell office:value-type="float" office:value="7.7667151713747648E-2" table:formula="of:=[.B43]*(PI()/180)" table:style-name="ce47">
            <text:p>0.078</text:p>
          </table:table-cell>
          <table:table-cell office:value-type="float" office:value="7.7589091471065963E-2" table:formula="of:=SIN([.D43])" table:style-name="ce47">
            <text:p>0.078</text:p>
          </table:table-cell>
          <table:table-cell office:value-type="float" office:value="7.7484510911524668E-2" table:formula="of:=[.$D$12]*[.D43]+[.$D$11]*[.C43]" table:style-name="ce48">
            <text:p>0.077</text:p>
          </table:table-cell>
          <table:table-cell office:value-type="float" office:value="4.1761211614921884E-2" table:formula="of:=RAND()*2*[.$H$15]-[.$H$15]" table:style-name="ce47">
            <text:p>0.042</text:p>
          </table:table-cell>
          <table:table-cell office:value-type="float" office:value="0.11924572252644655" table:formula="of:=[.$D$12]*[.D43]+[.$D$11]*[.C43]+[.G43]" table:style-name="ce47">
            <text:p>0.119</text:p>
          </table:table-cell>
          <table:table-cell office:value-type="float" office:value="7.1895510539484758E-2" table:formula="of:=[.$J$12]*[.D43]+[.$J$11]*[.C43]" table:style-name="ce47">
            <text:p>0.072</text:p>
          </table:table-cell>
          <table:table-cell office:value-type="float" office:value="0.10733134363929643" table:formula="of:=[.$N$13]*[.D43]" table:style-name="ce47">
            <text:p>0.107</text:p>
          </table:table-cell>
          <table:table-cell office:value-type="float" office:value="3.5435833099811673E-2" table:formula="of:=[.J43]-[.I43]" table:style-name="ce47">
            <text:p>0.035</text:p>
          </table:table-cell>
          <table:table-cell table:number-columns-repeated="10" table:style-name="ce2"/>
          <table:table-cell table:number-columns-repeated="16363" table:style-name="ce1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4.6599999999999993" table:formula="of:=[.B43]+0.21" table:style-name="ce5">
            <text:p>4.66</text:p>
          </table:table-cell>
          <table:table-cell office:value-type="float" office:value="1" table:formula="of:=[.B44]^0" table:style-name="ce69">
            <text:p>1</text:p>
          </table:table-cell>
          <table:table-cell office:value-type="float" office:value="8.1332343142935748E-2" table:formula="of:=[.B44]*(PI()/180)" table:style-name="ce47">
            <text:p>0.081</text:p>
          </table:table-cell>
          <table:table-cell office:value-type="float" office:value="8.1242704564705642E-2" table:formula="of:=SIN([.D44])" table:style-name="ce47">
            <text:p>0.081</text:p>
          </table:table-cell>
          <table:table-cell office:value-type="float" office:value="8.1131046516338207E-2" table:formula="of:=[.$D$12]*[.D44]+[.$D$11]*[.C44]" table:style-name="ce48">
            <text:p>0.081</text:p>
          </table:table-cell>
          <table:table-cell office:value-type="float" office:value="-1.9256133017633518E-2" table:formula="of:=RAND()*2*[.$H$15]-[.$H$15]" table:style-name="ce47">
            <text:p>-0.019</text:p>
          </table:table-cell>
          <table:table-cell office:value-type="float" office:value="6.1874913498704692E-2" table:formula="of:=[.$D$12]*[.D44]+[.$D$11]*[.C44]+[.G44]" table:style-name="ce47">
            <text:p>0.062</text:p>
          </table:table-cell>
          <table:table-cell office:value-type="float" office:value="7.5677768182921115E-2" table:formula="of:=[.$J$12]*[.D44]+[.$J$11]*[.C44]" table:style-name="ce47">
            <text:p>0.076</text:p>
          </table:table-cell>
          <table:table-cell office:value-type="float" office:value="0.11239641828294863" table:formula="of:=[.$N$13]*[.D44]" table:style-name="ce47">
            <text:p>0.112</text:p>
          </table:table-cell>
          <table:table-cell office:value-type="float" office:value="3.671865010002752E-2" table:formula="of:=[.J44]-[.I44]" table:style-name="ce47">
            <text:p>0.037</text:p>
          </table:table-cell>
          <table:table-cell table:number-columns-repeated="10" table:style-name="ce2"/>
          <table:table-cell table:number-columns-repeated="16363" table:style-name="ce1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4.8699999999999992" table:formula="of:=[.B44]+0.21" table:style-name="ce5">
            <text:p>4.87</text:p>
          </table:table-cell>
          <table:table-cell office:value-type="float" office:value="1" table:formula="of:=[.B45]^0" table:style-name="ce69">
            <text:p>1</text:p>
          </table:table-cell>
          <table:table-cell office:value-type="float" office:value="8.4997534572123834E-2" table:formula="of:=[.B45]*(PI()/180)" table:style-name="ce47">
            <text:p>0.085</text:p>
          </table:table-cell>
          <table:table-cell office:value-type="float" office:value="8.489522627527897E-2" table:formula="of:=SIN([.D45])" table:style-name="ce47">
            <text:p>0.085</text:p>
          </table:table-cell>
          <table:table-cell office:value-type="float" office:value="8.4777582121151718E-2" table:formula="of:=[.$D$12]*[.D45]+[.$D$11]*[.C45]" table:style-name="ce48">
            <text:p>0.085</text:p>
          </table:table-cell>
          <table:table-cell office:value-type="float" office:value="4.1883260208299355E-2" table:formula="of:=RAND()*2*[.$H$15]-[.$H$15]" table:style-name="ce47">
            <text:p>0.042</text:p>
          </table:table-cell>
          <table:table-cell office:value-type="float" office:value="0.12666084232945107" table:formula="of:=[.$D$12]*[.D45]+[.$D$11]*[.C45]+[.G45]" table:style-name="ce47">
            <text:p>0.127</text:p>
          </table:table-cell>
          <table:table-cell office:value-type="float" office:value="7.9460025826357472E-2" table:formula="of:=[.$J$12]*[.D45]+[.$J$11]*[.C45]" table:style-name="ce47">
            <text:p>0.079</text:p>
          </table:table-cell>
          <table:table-cell office:value-type="float" office:value="0.11746149292660082" table:formula="of:=[.$N$13]*[.D45]" table:style-name="ce47">
            <text:p>0.117</text:p>
          </table:table-cell>
          <table:table-cell office:value-type="float" office:value="3.8001467100243352E-2" table:formula="of:=[.J45]-[.I45]" table:style-name="ce47">
            <text:p>0.038</text:p>
          </table:table-cell>
          <table:table-cell table:number-columns-repeated="10" table:style-name="ce2"/>
          <table:table-cell table:number-columns-repeated="16363" table:style-name="ce1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5.0799999999999992" table:formula="of:=[.B45]+0.21" table:style-name="ce5">
            <text:p>5.08</text:p>
          </table:table-cell>
          <table:table-cell office:value-type="float" office:value="1" table:formula="of:=[.B46]^0" table:style-name="ce69">
            <text:p>1</text:p>
          </table:table-cell>
          <table:table-cell office:value-type="float" office:value="8.866272600131192E-2" table:formula="of:=[.B46]*(PI()/180)" table:style-name="ce47">
            <text:p>0.089</text:p>
          </table:table-cell>
          <table:table-cell office:value-type="float" office:value="8.8546607536222191E-2" table:formula="of:=SIN([.D46])" table:style-name="ce47">
            <text:p>0.089</text:p>
          </table:table-cell>
          <table:table-cell office:value-type="float" office:value="8.8424117725965243E-2" table:formula="of:=[.$D$12]*[.D46]+[.$D$11]*[.C46]" table:style-name="ce48">
            <text:p>0.088</text:p>
          </table:table-cell>
          <table:table-cell office:value-type="float" office:value="3.459102973834681E-2" table:formula="of:=RAND()*2*[.$H$15]-[.$H$15]" table:style-name="ce47">
            <text:p>0.035</text:p>
          </table:table-cell>
          <table:table-cell office:value-type="float" office:value="0.12301514746431205" table:formula="of:=[.$D$12]*[.D46]+[.$D$11]*[.C46]+[.G46]" table:style-name="ce47">
            <text:p>0.123</text:p>
          </table:table-cell>
          <table:table-cell office:value-type="float" office:value="8.3242283469793829E-2" table:formula="of:=[.$J$12]*[.D46]+[.$J$11]*[.C46]" table:style-name="ce47">
            <text:p>0.083</text:p>
          </table:table-cell>
          <table:table-cell office:value-type="float" office:value="0.12252656757025301" table:formula="of:=[.$N$13]*[.D46]" table:style-name="ce47">
            <text:p>0.123</text:p>
          </table:table-cell>
          <table:table-cell office:value-type="float" office:value="3.9284284100459185E-2" table:formula="of:=[.J46]-[.I46]" table:style-name="ce47">
            <text:p>0.039</text:p>
          </table:table-cell>
          <table:table-cell table:number-columns-repeated="10" table:style-name="ce2"/>
          <table:table-cell table:number-columns-repeated="16363" table:style-name="ce1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5.2899999999999991" table:formula="of:=[.B46]+0.21" table:style-name="ce5">
            <text:p>5.29</text:p>
          </table:table-cell>
          <table:table-cell office:value-type="float" office:value="1" table:formula="of:=[.B47]^0" table:style-name="ce69">
            <text:p>1</text:p>
          </table:table-cell>
          <table:table-cell office:value-type="float" office:value="9.232791743050002E-2" table:formula="of:=[.B47]*(PI()/180)" table:style-name="ce47">
            <text:p>0.092</text:p>
          </table:table-cell>
          <table:table-cell office:value-type="float" office:value="9.2196799296291904E-2" table:formula="of:=SIN([.D47])" table:style-name="ce47">
            <text:p>0.092</text:p>
          </table:table-cell>
          <table:table-cell office:value-type="float" office:value="9.2070653330778782E-2" table:formula="of:=[.$D$12]*[.D47]+[.$D$11]*[.C47]" table:style-name="ce48">
            <text:p>0.092</text:p>
          </table:table-cell>
          <table:table-cell office:value-type="float" office:value="-3.0020122342632627E-2" table:formula="of:=RAND()*2*[.$H$15]-[.$H$15]" table:style-name="ce47">
            <text:p>-0.030</text:p>
          </table:table-cell>
          <table:table-cell office:value-type="float" office:value="6.2050530988146155E-2" table:formula="of:=[.$D$12]*[.D47]+[.$D$11]*[.C47]+[.G47]" table:style-name="ce47">
            <text:p>0.062</text:p>
          </table:table-cell>
          <table:table-cell office:value-type="float" office:value="8.70245411132302E-2" table:formula="of:=[.$J$12]*[.D47]+[.$J$11]*[.C47]" table:style-name="ce47">
            <text:p>0.087</text:p>
          </table:table-cell>
          <table:table-cell office:value-type="float" office:value="0.1275916422139052" table:formula="of:=[.$N$13]*[.D47]" table:style-name="ce47">
            <text:p>0.128</text:p>
          </table:table-cell>
          <table:table-cell office:value-type="float" office:value="4.0567101100675004E-2" table:formula="of:=[.J47]-[.I47]" table:style-name="ce47">
            <text:p>0.041</text:p>
          </table:table-cell>
          <table:table-cell table:number-columns-repeated="10" table:style-name="ce2"/>
          <table:table-cell table:number-columns-repeated="16363" table:style-name="ce1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5.4999999999999991" table:formula="of:=[.B47]+0.21" table:style-name="ce5">
            <text:p>5.50</text:p>
          </table:table-cell>
          <table:table-cell office:value-type="float" office:value="1" table:formula="of:=[.B48]^0" table:style-name="ce69">
            <text:p>1</text:p>
          </table:table-cell>
          <table:table-cell office:value-type="float" office:value="9.5993108859688106E-2" table:formula="of:=[.B48]*(PI()/180)" table:style-name="ce47">
            <text:p>0.096</text:p>
          </table:table-cell>
          <table:table-cell office:value-type="float" office:value="9.5845752520223967E-2" table:formula="of:=SIN([.D48])" table:style-name="ce47">
            <text:p>0.096</text:p>
          </table:table-cell>
          <table:table-cell office:value-type="float" office:value="9.5717188935592293E-2" table:formula="of:=[.$D$12]*[.D48]+[.$D$11]*[.C48]" table:style-name="ce48">
            <text:p>0.096</text:p>
          </table:table-cell>
          <table:table-cell office:value-type="float" office:value="-4.4949115468340864E-2" table:formula="of:=RAND()*2*[.$H$15]-[.$H$15]" table:style-name="ce47">
            <text:p>-0.045</text:p>
          </table:table-cell>
          <table:table-cell office:value-type="float" office:value="5.0768073467251429E-2" table:formula="of:=[.$D$12]*[.D48]+[.$D$11]*[.C48]+[.G48]" table:style-name="ce47">
            <text:p>0.051</text:p>
          </table:table-cell>
          <table:table-cell office:value-type="float" office:value="9.0806798756666543E-2" table:formula="of:=[.$J$12]*[.D48]+[.$J$11]*[.C48]" table:style-name="ce47">
            <text:p>0.091</text:p>
          </table:table-cell>
          <table:table-cell office:value-type="float" office:value="0.13265671685755739" table:formula="of:=[.$N$13]*[.D48]" table:style-name="ce47">
            <text:p>0.133</text:p>
          </table:table-cell>
          <table:table-cell office:value-type="float" office:value="4.1849918100890851E-2" table:formula="of:=[.J48]-[.I48]" table:style-name="ce47">
            <text:p>0.042</text:p>
          </table:table-cell>
          <table:table-cell table:number-columns-repeated="10" table:style-name="ce2"/>
          <table:table-cell table:number-columns-repeated="16363" table:style-name="ce1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5.7099999999999991" table:formula="of:=[.B48]+0.21" table:style-name="ce5">
            <text:p>5.71</text:p>
          </table:table-cell>
          <table:table-cell office:value-type="float" office:value="1" table:formula="of:=[.B49]^0" table:style-name="ce69">
            <text:p>1</text:p>
          </table:table-cell>
          <table:table-cell office:value-type="float" office:value="9.9658300288876206E-2" table:formula="of:=[.B49]*(PI()/180)" table:style-name="ce47">
            <text:p>0.100</text:p>
          </table:table-cell>
          <table:table-cell office:value-type="float" office:value="9.9493418189392321E-2" table:formula="of:=SIN([.D49])" table:style-name="ce47">
            <text:p>0.099</text:p>
          </table:table-cell>
          <table:table-cell office:value-type="float" office:value="9.9363724540405832E-2" table:formula="of:=[.$D$12]*[.D49]+[.$D$11]*[.C49]" table:style-name="ce48">
            <text:p>0.099</text:p>
          </table:table-cell>
          <table:table-cell office:value-type="float" office:value="4.8383466112986162E-4" table:formula="of:=RAND()*2*[.$H$15]-[.$H$15]" table:style-name="ce47">
            <text:p>0.000</text:p>
          </table:table-cell>
          <table:table-cell office:value-type="float" office:value="9.9847559201535693E-2" table:formula="of:=[.$D$12]*[.D49]+[.$D$11]*[.C49]+[.G49]" table:style-name="ce47">
            <text:p>0.100</text:p>
          </table:table-cell>
          <table:table-cell office:value-type="float" office:value="9.4589056400102914E-2" table:formula="of:=[.$J$12]*[.D49]+[.$J$11]*[.C49]" table:style-name="ce47">
            <text:p>0.095</text:p>
          </table:table-cell>
          <table:table-cell office:value-type="float" office:value="0.13772179150120961" table:formula="of:=[.$N$13]*[.D49]" table:style-name="ce47">
            <text:p>0.138</text:p>
          </table:table-cell>
          <table:table-cell office:value-type="float" office:value="4.3132735101106698E-2" table:formula="of:=[.J49]-[.I49]" table:style-name="ce47">
            <text:p>0.043</text:p>
          </table:table-cell>
          <table:table-cell table:number-columns-repeated="10" table:style-name="ce2"/>
          <table:table-cell table:number-columns-repeated="16363" table:style-name="ce1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5.919999999999999" table:formula="of:=[.B49]+0.21" table:style-name="ce5">
            <text:p>5.92</text:p>
          </table:table-cell>
          <table:table-cell office:value-type="float" office:value="1" table:formula="of:=[.B50]^0" table:style-name="ce69">
            <text:p>1</text:p>
          </table:table-cell>
          <table:table-cell office:value-type="float" office:value="0.10332349171806429" table:formula="of:=[.B50]*(PI()/180)" table:style-name="ce47">
            <text:p>0.103</text:p>
          </table:table-cell>
          <table:table-cell office:value-type="float" office:value="0.10313974730246733" table:formula="of:=SIN([.D50])" table:style-name="ce47">
            <text:p>0.103</text:p>
          </table:table-cell>
          <table:table-cell office:value-type="float" office:value="0.10301026014521934" table:formula="of:=[.$D$12]*[.D50]+[.$D$11]*[.C50]" table:style-name="ce48">
            <text:p>0.103</text:p>
          </table:table-cell>
          <table:table-cell office:value-type="float" office:value="-2.5441682759664647E-2" table:formula="of:=RAND()*2*[.$H$15]-[.$H$15]" table:style-name="ce47">
            <text:p>-0.025</text:p>
          </table:table-cell>
          <table:table-cell office:value-type="float" office:value="7.7568577385554699E-2" table:formula="of:=[.$D$12]*[.D50]+[.$D$11]*[.C50]+[.G50]" table:style-name="ce47">
            <text:p>0.078</text:p>
          </table:table-cell>
          <table:table-cell office:value-type="float" office:value="9.8371314043539271E-2" table:formula="of:=[.$J$12]*[.D50]+[.$J$11]*[.C50]" table:style-name="ce47">
            <text:p>0.098</text:p>
          </table:table-cell>
          <table:table-cell office:value-type="float" office:value="0.14278686614486177" table:formula="of:=[.$N$13]*[.D50]" table:style-name="ce47">
            <text:p>0.143</text:p>
          </table:table-cell>
          <table:table-cell office:value-type="float" office:value="4.4415552101322503E-2" table:formula="of:=[.J50]-[.I50]" table:style-name="ce47">
            <text:p>0.044</text:p>
          </table:table-cell>
          <table:table-cell table:number-columns-repeated="10" table:style-name="ce2"/>
          <table:table-cell table:number-columns-repeated="16363" table:style-name="ce1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6.129999999999999" table:formula="of:=[.B50]+0.21" table:style-name="ce5">
            <text:p>6.13</text:p>
          </table:table-cell>
          <table:table-cell office:value-type="float" office:value="1" table:formula="of:=[.B51]^0" table:style-name="ce69">
            <text:p>1</text:p>
          </table:table-cell>
          <table:table-cell office:value-type="float" office:value="0.10698868314725238" table:formula="of:=[.B51]*(PI()/180)" table:style-name="ce47">
            <text:p>0.107</text:p>
          </table:table-cell>
          <table:table-cell office:value-type="float" office:value="0.1067846908760742" table:formula="of:=SIN([.D51])" table:style-name="ce47">
            <text:p>0.107</text:p>
          </table:table-cell>
          <table:table-cell office:value-type="float" office:value="0.10665679575003287" table:formula="of:=[.$D$12]*[.D51]+[.$D$11]*[.C51]" table:style-name="ce48">
            <text:p>0.107</text:p>
          </table:table-cell>
          <table:table-cell office:value-type="float" office:value="2.7269369849397929E-2" table:formula="of:=RAND()*2*[.$H$15]-[.$H$15]" table:style-name="ce47">
            <text:p>0.027</text:p>
          </table:table-cell>
          <table:table-cell office:value-type="float" office:value="0.1339261655994308" table:formula="of:=[.$D$12]*[.D51]+[.$D$11]*[.C51]+[.G51]" table:style-name="ce47">
            <text:p>0.134</text:p>
          </table:table-cell>
          <table:table-cell office:value-type="float" office:value="0.10215357168697563" table:formula="of:=[.$J$12]*[.D51]+[.$J$11]*[.C51]" table:style-name="ce47">
            <text:p>0.102</text:p>
          </table:table-cell>
          <table:table-cell office:value-type="float" office:value="0.14785194078851396" table:formula="of:=[.$N$13]*[.D51]" table:style-name="ce47">
            <text:p>0.148</text:p>
          </table:table-cell>
          <table:table-cell office:value-type="float" office:value="4.5698369101538336E-2" table:formula="of:=[.J51]-[.I51]" table:style-name="ce47">
            <text:p>0.046</text:p>
          </table:table-cell>
          <table:table-cell table:number-columns-repeated="10" table:style-name="ce2"/>
          <table:table-cell table:number-columns-repeated="16363" table:style-name="ce1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6.339999999999999" table:formula="of:=[.B51]+0.21" table:style-name="ce5">
            <text:p>6.34</text:p>
          </table:table-cell>
          <table:table-cell office:value-type="float" office:value="1" table:formula="of:=[.B52]^0" table:style-name="ce69">
            <text:p>1</text:p>
          </table:table-cell>
          <table:table-cell office:value-type="float" office:value="0.11065387457644048" table:formula="of:=[.B52]*(PI()/180)" table:style-name="ce47">
            <text:p>0.111</text:p>
          </table:table-cell>
          <table:table-cell office:value-type="float" office:value="0.11042819994545096" table:formula="of:=SIN([.D52])" table:style-name="ce47">
            <text:p>0.110</text:p>
          </table:table-cell>
          <table:table-cell office:value-type="float" office:value="0.11030333135484639" table:formula="of:=[.$D$12]*[.D52]+[.$D$11]*[.C52]" table:style-name="ce48">
            <text:p>0.110</text:p>
          </table:table-cell>
          <table:table-cell office:value-type="float" office:value="-7.5239926329378273E-3" table:formula="of:=RAND()*2*[.$H$15]-[.$H$15]" table:style-name="ce47">
            <text:p>-0.008</text:p>
          </table:table-cell>
          <table:table-cell office:value-type="float" office:value="0.10277933872190856" table:formula="of:=[.$D$12]*[.D52]+[.$D$11]*[.C52]+[.G52]" table:style-name="ce47">
            <text:p>0.103</text:p>
          </table:table-cell>
          <table:table-cell office:value-type="float" office:value="0.105935829330412" table:formula="of:=[.$J$12]*[.D52]+[.$J$11]*[.C52]" table:style-name="ce47">
            <text:p>0.106</text:p>
          </table:table-cell>
          <table:table-cell office:value-type="float" office:value="0.15291701543216618" table:formula="of:=[.$N$13]*[.D52]" table:style-name="ce47">
            <text:p>0.153</text:p>
          </table:table-cell>
          <table:table-cell office:value-type="float" office:value="4.6981186101754183E-2" table:formula="of:=[.J52]-[.I52]" table:style-name="ce47">
            <text:p>0.047</text:p>
          </table:table-cell>
          <table:table-cell table:number-columns-repeated="10" table:style-name="ce2"/>
          <table:table-cell table:number-columns-repeated="16363" table:style-name="ce1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float" office:value="6.5499999999999989" table:formula="of:=[.B52]+0.21" table:style-name="ce5">
            <text:p>6.55</text:p>
          </table:table-cell>
          <table:table-cell office:value-type="float" office:value="1" table:formula="of:=[.B53]^0" table:style-name="ce69">
            <text:p>1</text:p>
          </table:table-cell>
          <table:table-cell office:value-type="float" office:value="0.11431906600562856" table:formula="of:=[.B53]*(PI()/180)" table:style-name="ce47">
            <text:p>0.114</text:p>
          </table:table-cell>
          <table:table-cell office:value-type="float" office:value="0.11407022556510611" table:formula="of:=SIN([.D53])" table:style-name="ce47">
            <text:p>0.114</text:p>
          </table:table-cell>
          <table:table-cell office:value-type="float" office:value="0.11394986695965992" table:formula="of:=[.$D$12]*[.D53]+[.$D$11]*[.C53]" table:style-name="ce48">
            <text:p>0.114</text:p>
          </table:table-cell>
          <table:table-cell office:value-type="float" office:value="-2.4785374598529537E-2" table:formula="of:=RAND()*2*[.$H$15]-[.$H$15]" table:style-name="ce47">
            <text:p>-0.025</text:p>
          </table:table-cell>
          <table:table-cell office:value-type="float" office:value="8.9164492361130387E-2" table:formula="of:=[.$D$12]*[.D53]+[.$D$11]*[.C53]+[.G53]" table:style-name="ce47">
            <text:p>0.089</text:p>
          </table:table-cell>
          <table:table-cell office:value-type="float" office:value="0.10971808697384834" table:formula="of:=[.$J$12]*[.D53]+[.$J$11]*[.C53]" table:style-name="ce47">
            <text:p>0.110</text:p>
          </table:table-cell>
          <table:table-cell office:value-type="float" office:value="0.15798209007581834" table:formula="of:=[.$N$13]*[.D53]" table:style-name="ce47">
            <text:p>0.158</text:p>
          </table:table-cell>
          <table:table-cell office:value-type="float" office:value="4.8264003101970002E-2" table:formula="of:=[.J53]-[.I53]" table:style-name="ce47">
            <text:p>0.048</text:p>
          </table:table-cell>
          <table:table-cell table:number-columns-repeated="10" table:style-name="ce2"/>
          <table:table-cell table:number-columns-repeated="16363" table:style-name="ce1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float" office:value="6.7599999999999989" table:formula="of:=[.B53]+0.21" table:style-name="ce5">
            <text:p>6.76</text:p>
          </table:table-cell>
          <table:table-cell office:value-type="float" office:value="1" table:formula="of:=[.B54]^0" table:style-name="ce69">
            <text:p>1</text:p>
          </table:table-cell>
          <table:table-cell office:value-type="float" office:value="0.11798425743481666" table:formula="of:=[.B54]*(PI()/180)" table:style-name="ce47">
            <text:p>0.118</text:p>
          </table:table-cell>
          <table:table-cell office:value-type="float" office:value="0.11771071880947637" table:formula="of:=SIN([.D54])" table:style-name="ce47">
            <text:p>0.118</text:p>
          </table:table-cell>
          <table:table-cell office:value-type="float" office:value="0.11759640256447344" table:formula="of:=[.$D$12]*[.D54]+[.$D$11]*[.C54]" table:style-name="ce48">
            <text:p>0.118</text:p>
          </table:table-cell>
          <table:table-cell office:value-type="float" office:value="4.0360807454236924E-2" table:formula="of:=RAND()*2*[.$H$15]-[.$H$15]" table:style-name="ce47">
            <text:p>0.040</text:p>
          </table:table-cell>
          <table:table-cell office:value-type="float" office:value="0.15795721001871038" table:formula="of:=[.$D$12]*[.D54]+[.$D$11]*[.C54]+[.G54]" table:style-name="ce47">
            <text:p>0.158</text:p>
          </table:table-cell>
          <table:table-cell office:value-type="float" office:value="0.11350034461728471" table:formula="of:=[.$J$12]*[.D54]+[.$J$11]*[.C54]" table:style-name="ce47">
            <text:p>0.114</text:p>
          </table:table-cell>
          <table:table-cell office:value-type="float" office:value="0.16304716471947056" table:formula="of:=[.$N$13]*[.D54]" table:style-name="ce47">
            <text:p>0.163</text:p>
          </table:table-cell>
          <table:table-cell office:value-type="float" office:value="4.9546820102185848E-2" table:formula="of:=[.J54]-[.I54]" table:style-name="ce47">
            <text:p>0.050</text:p>
          </table:table-cell>
          <table:table-cell table:number-columns-repeated="10" table:style-name="ce2"/>
          <table:table-cell table:number-columns-repeated="16363" table:style-name="ce1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float" office:value="6.9699999999999989" table:formula="of:=[.B54]+0.21" table:style-name="ce5">
            <text:p>6.97</text:p>
          </table:table-cell>
          <table:table-cell office:value-type="float" office:value="1" table:formula="of:=[.B55]^0" table:style-name="ce69">
            <text:p>1</text:p>
          </table:table-cell>
          <table:table-cell office:value-type="float" office:value="0.12164944886400475" table:formula="of:=[.B55]*(PI()/180)" table:style-name="ce47">
            <text:p>0.122</text:p>
          </table:table-cell>
          <table:table-cell office:value-type="float" office:value="0.12134963077358368" table:formula="of:=SIN([.D55])" table:style-name="ce47">
            <text:p>0.121</text:p>
          </table:table-cell>
          <table:table-cell office:value-type="float" office:value="0.12124293816928697" table:formula="of:=[.$D$12]*[.D55]+[.$D$11]*[.C55]" table:style-name="ce48">
            <text:p>0.121</text:p>
          </table:table-cell>
          <table:table-cell office:value-type="float" office:value="-5.1213472583880315E-3" table:formula="of:=RAND()*2*[.$H$15]-[.$H$15]" table:style-name="ce47">
            <text:p>-0.005</text:p>
          </table:table-cell>
          <table:table-cell office:value-type="float" office:value="0.11612159091089894" table:formula="of:=[.$D$12]*[.D55]+[.$D$11]*[.C55]+[.G55]" table:style-name="ce47">
            <text:p>0.116</text:p>
          </table:table-cell>
          <table:table-cell office:value-type="float" office:value="0.11728260226072107" table:formula="of:=[.$J$12]*[.D55]+[.$J$11]*[.C55]" table:style-name="ce47">
            <text:p>0.117</text:p>
          </table:table-cell>
          <table:table-cell office:value-type="float" office:value="0.16811223936312275" table:formula="of:=[.$N$13]*[.D55]" table:style-name="ce47">
            <text:p>0.168</text:p>
          </table:table-cell>
          <table:table-cell office:value-type="float" office:value="5.0829637102401681E-2" table:formula="of:=[.J55]-[.I55]" table:style-name="ce47">
            <text:p>0.051</text:p>
          </table:table-cell>
          <table:table-cell table:number-columns-repeated="10" table:style-name="ce2"/>
          <table:table-cell table:number-columns-repeated="16363" table:style-name="ce1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float" office:value="7.1799999999999988" table:formula="of:=[.B55]+0.21" table:style-name="ce5">
            <text:p>7.18</text:p>
          </table:table-cell>
          <table:table-cell office:value-type="float" office:value="1" table:formula="of:=[.B56]^0" table:style-name="ce69">
            <text:p>1</text:p>
          </table:table-cell>
          <table:table-cell office:value-type="float" office:value="0.12531464029319284" table:formula="of:=[.B56]*(PI()/180)" table:style-name="ce47">
            <text:p>0.125</text:p>
          </table:table-cell>
          <table:table-cell office:value-type="float" office:value="0.12498691257369236" table:formula="of:=SIN([.D56])" table:style-name="ce47">
            <text:p>0.125</text:p>
          </table:table-cell>
          <table:table-cell office:value-type="float" office:value="0.12488947377410048" table:formula="of:=[.$D$12]*[.D56]+[.$D$11]*[.C56]" table:style-name="ce48">
            <text:p>0.125</text:p>
          </table:table-cell>
          <table:table-cell office:value-type="float" office:value="3.0053436946468476E-2" table:formula="of:=RAND()*2*[.$H$15]-[.$H$15]" table:style-name="ce47">
            <text:p>0.030</text:p>
          </table:table-cell>
          <table:table-cell office:value-type="float" office:value="0.15494291072056895" table:formula="of:=[.$D$12]*[.D56]+[.$D$11]*[.C56]+[.G56]" table:style-name="ce47">
            <text:p>0.155</text:p>
          </table:table-cell>
          <table:table-cell office:value-type="float" office:value="0.12106485990415741" table:formula="of:=[.$J$12]*[.D56]+[.$J$11]*[.C56]" table:style-name="ce47">
            <text:p>0.121</text:p>
          </table:table-cell>
          <table:table-cell office:value-type="float" office:value="0.17317731400677494" table:formula="of:=[.$N$13]*[.D56]" table:style-name="ce47">
            <text:p>0.173</text:p>
          </table:table-cell>
          <table:table-cell office:value-type="float" office:value="5.2112454102617528E-2" table:formula="of:=[.J56]-[.I56]" table:style-name="ce47">
            <text:p>0.052</text:p>
          </table:table-cell>
          <table:table-cell table:number-columns-repeated="10" table:style-name="ce2"/>
          <table:table-cell table:number-columns-repeated="16363" table:style-name="ce1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float" office:value="7.3899999999999988" table:formula="of:=[.B56]+0.21" table:style-name="ce5">
            <text:p>7.39</text:p>
          </table:table-cell>
          <table:table-cell office:value-type="float" office:value="1" table:formula="of:=[.B57]^0" table:style-name="ce69">
            <text:p>1</text:p>
          </table:table-cell>
          <table:table-cell office:value-type="float" office:value="0.12897983172238092" table:formula="of:=[.B57]*(PI()/180)" table:style-name="ce47">
            <text:p>0.129</text:p>
          </table:table-cell>
          <table:table-cell office:value-type="float" office:value="0.1286225153479657" table:formula="of:=SIN([.D57])" table:style-name="ce47">
            <text:p>0.129</text:p>
          </table:table-cell>
          <table:table-cell office:value-type="float" office:value="0.12853600937891399" table:formula="of:=[.$D$12]*[.D57]+[.$D$11]*[.C57]" table:style-name="ce48">
            <text:p>0.129</text:p>
          </table:table-cell>
          <table:table-cell office:value-type="float" office:value="-4.1464903241712328E-2" table:formula="of:=RAND()*2*[.$H$15]-[.$H$15]" table:style-name="ce47">
            <text:p>-0.041</text:p>
          </table:table-cell>
          <table:table-cell office:value-type="float" office:value="8.7071106137201662E-2" table:formula="of:=[.$D$12]*[.D57]+[.$D$11]*[.C57]+[.G57]" table:style-name="ce47">
            <text:p>0.087</text:p>
          </table:table-cell>
          <table:table-cell office:value-type="float" office:value="0.12484711754759378" table:formula="of:=[.$J$12]*[.D57]+[.$J$11]*[.C57]" table:style-name="ce47">
            <text:p>0.125</text:p>
          </table:table-cell>
          <table:table-cell office:value-type="float" office:value="0.1782423886504271" table:formula="of:=[.$N$13]*[.D57]" table:style-name="ce47">
            <text:p>0.178</text:p>
          </table:table-cell>
          <table:table-cell office:value-type="float" office:value="5.3395271102833319E-2" table:formula="of:=[.J57]-[.I57]" table:style-name="ce47">
            <text:p>0.053</text:p>
          </table:table-cell>
          <table:table-cell table:number-columns-repeated="10" table:style-name="ce2"/>
          <table:table-cell table:number-columns-repeated="16363" table:style-name="ce1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float" office:value="7.5999999999999988" table:formula="of:=[.B57]+0.21" table:style-name="ce5">
            <text:p>7.60</text:p>
          </table:table-cell>
          <table:table-cell office:value-type="float" office:value="1" table:formula="of:=[.B58]^0" table:style-name="ce69">
            <text:p>1</text:p>
          </table:table-cell>
          <table:table-cell office:value-type="float" office:value="0.13264502315156904" table:formula="of:=[.B58]*(PI()/180)" table:style-name="ce47">
            <text:p>0.133</text:p>
          </table:table-cell>
          <table:table-cell office:value-type="float" office:value="0.13225639025712244" table:formula="of:=SIN([.D58])" table:style-name="ce47">
            <text:p>0.132</text:p>
          </table:table-cell>
          <table:table-cell office:value-type="float" office:value="0.13218254498372753" table:formula="of:=[.$D$12]*[.D58]+[.$D$11]*[.C58]" table:style-name="ce48">
            <text:p>0.132</text:p>
          </table:table-cell>
          <table:table-cell office:value-type="float" office:value="4.2776631231147305E-2" table:formula="of:=RAND()*2*[.$H$15]-[.$H$15]" table:style-name="ce47">
            <text:p>0.043</text:p>
          </table:table-cell>
          <table:table-cell office:value-type="float" office:value="0.17495917621487483" table:formula="of:=[.$D$12]*[.D58]+[.$D$11]*[.C58]+[.G58]" table:style-name="ce47">
            <text:p>0.175</text:p>
          </table:table-cell>
          <table:table-cell office:value-type="float" office:value="0.12862937519103015" table:formula="of:=[.$J$12]*[.D58]+[.$J$11]*[.C58]" table:style-name="ce47">
            <text:p>0.129</text:p>
          </table:table-cell>
          <table:table-cell office:value-type="float" office:value="0.18330746329407935" table:formula="of:=[.$N$13]*[.D58]" table:style-name="ce47">
            <text:p>0.183</text:p>
          </table:table-cell>
          <table:table-cell office:value-type="float" office:value="5.4678088103049194E-2" table:formula="of:=[.J58]-[.I58]" table:style-name="ce47">
            <text:p>0.055</text:p>
          </table:table-cell>
          <table:table-cell table:number-columns-repeated="10" table:style-name="ce2"/>
          <table:table-cell table:number-columns-repeated="16363" table:style-name="ce1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float" office:value="7.8099999999999987" table:formula="of:=[.B58]+0.21" table:style-name="ce5">
            <text:p>7.81</text:p>
          </table:table-cell>
          <table:table-cell office:value-type="float" office:value="1" table:formula="of:=[.B59]^0" table:style-name="ce69">
            <text:p>1</text:p>
          </table:table-cell>
          <table:table-cell office:value-type="float" office:value="0.13631021458075712" table:formula="of:=[.B59]*(PI()/180)" table:style-name="ce47">
            <text:p>0.136</text:p>
          </table:table-cell>
          <table:table-cell office:value-type="float" office:value="0.13588848848509261" table:formula="of:=SIN([.D59])" table:style-name="ce47">
            <text:p>0.136</text:p>
          </table:table-cell>
          <table:table-cell office:value-type="float" office:value="0.13582908058854104" table:formula="of:=[.$D$12]*[.D59]+[.$D$11]*[.C59]" table:style-name="ce48">
            <text:p>0.136</text:p>
          </table:table-cell>
          <table:table-cell office:value-type="float" office:value="3.6922917401056563E-2" table:formula="of:=RAND()*2*[.$H$15]-[.$H$15]" table:style-name="ce47">
            <text:p>0.037</text:p>
          </table:table-cell>
          <table:table-cell office:value-type="float" office:value="0.17275199798959762" table:formula="of:=[.$D$12]*[.D59]+[.$D$11]*[.C59]+[.G59]" table:style-name="ce47">
            <text:p>0.173</text:p>
          </table:table-cell>
          <table:table-cell office:value-type="float" office:value="0.13241163283446652" table:formula="of:=[.$J$12]*[.D59]+[.$J$11]*[.C59]" table:style-name="ce47">
            <text:p>0.132</text:p>
          </table:table-cell>
          <table:table-cell office:value-type="float" office:value="0.18837253793773151" table:formula="of:=[.$N$13]*[.D59]" table:style-name="ce47">
            <text:p>0.188</text:p>
          </table:table-cell>
          <table:table-cell office:value-type="float" office:value="5.5960905103264985E-2" table:formula="of:=[.J59]-[.I59]" table:style-name="ce47">
            <text:p>0.056</text:p>
          </table:table-cell>
          <table:table-cell table:number-columns-repeated="10" table:style-name="ce2"/>
          <table:table-cell table:number-columns-repeated="16363" table:style-name="ce1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float" office:value="8.02" table:formula="of:=[.B59]+0.21" table:style-name="ce5">
            <text:p>8.02</text:p>
          </table:table-cell>
          <table:table-cell office:value-type="float" office:value="1" table:formula="of:=[.B60]^0" table:style-name="ce69">
            <text:p>1</text:p>
          </table:table-cell>
          <table:table-cell office:value-type="float" office:value="0.13997540600994524" table:formula="of:=[.B60]*(PI()/180)" table:style-name="ce47">
            <text:p>0.140</text:p>
          </table:table-cell>
          <table:table-cell office:value-type="float" office:value="0.13951876123967369" table:formula="of:=SIN([.D60])" table:style-name="ce47">
            <text:p>0.140</text:p>
          </table:table-cell>
          <table:table-cell office:value-type="float" office:value="0.13947561619335461" table:formula="of:=[.$D$12]*[.D60]+[.$D$11]*[.C60]" table:style-name="ce48">
            <text:p>0.139</text:p>
          </table:table-cell>
          <table:table-cell office:value-type="float" office:value="4.4962871775131003E-2" table:formula="of:=RAND()*2*[.$H$15]-[.$H$15]" table:style-name="ce47">
            <text:p>0.045</text:p>
          </table:table-cell>
          <table:table-cell office:value-type="float" office:value="0.18443848796848561" table:formula="of:=[.$D$12]*[.D60]+[.$D$11]*[.C60]+[.G60]" table:style-name="ce47">
            <text:p>0.184</text:p>
          </table:table-cell>
          <table:table-cell office:value-type="float" office:value="0.1361938904779029" table:formula="of:=[.$J$12]*[.D60]+[.$J$11]*[.C60]" table:style-name="ce47">
            <text:p>0.136</text:p>
          </table:table-cell>
          <table:table-cell office:value-type="float" office:value="0.19343761258138376" table:formula="of:=[.$N$13]*[.D60]" table:style-name="ce47">
            <text:p>0.193</text:p>
          </table:table-cell>
          <table:table-cell office:value-type="float" office:value="5.724372210348086E-2" table:formula="of:=[.J60]-[.I60]" table:style-name="ce47">
            <text:p>0.057</text:p>
          </table:table-cell>
          <table:table-cell table:number-columns-repeated="10" table:style-name="ce2"/>
          <table:table-cell table:number-columns-repeated="16363" table:style-name="ce1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float" office:value="8.23" table:formula="of:=[.B60]+0.21" table:style-name="ce5">
            <text:p>8.23</text:p>
          </table:table-cell>
          <table:table-cell office:value-type="float" office:value="1" table:formula="of:=[.B61]^0" table:style-name="ce69">
            <text:p>1</text:p>
          </table:table-cell>
          <table:table-cell office:value-type="float" office:value="0.14364059743913332" table:formula="of:=[.B61]*(PI()/180)" table:style-name="ce47">
            <text:p>0.144</text:p>
          </table:table-cell>
          <table:table-cell office:value-type="float" office:value="0.14314715975318573" table:formula="of:=SIN([.D61])" table:style-name="ce47">
            <text:p>0.143</text:p>
          </table:table-cell>
          <table:table-cell office:value-type="float" office:value="0.14312215179816812" table:formula="of:=[.$D$12]*[.D61]+[.$D$11]*[.C61]" table:style-name="ce48">
            <text:p>0.143</text:p>
          </table:table-cell>
          <table:table-cell office:value-type="float" office:value="-3.5229460451445947E-2" table:formula="of:=RAND()*2*[.$H$15]-[.$H$15]" table:style-name="ce47">
            <text:p>-0.035</text:p>
          </table:table-cell>
          <table:table-cell office:value-type="float" office:value="0.10789269134672216" table:formula="of:=[.$D$12]*[.D61]+[.$D$11]*[.C61]+[.G61]" table:style-name="ce47">
            <text:p>0.108</text:p>
          </table:table-cell>
          <table:table-cell office:value-type="float" office:value="0.13997614812133924" table:formula="of:=[.$J$12]*[.D61]+[.$J$11]*[.C61]" table:style-name="ce47">
            <text:p>0.140</text:p>
          </table:table-cell>
          <table:table-cell office:value-type="float" office:value="0.19850268722503592" table:formula="of:=[.$N$13]*[.D61]" table:style-name="ce47">
            <text:p>0.199</text:p>
          </table:table-cell>
          <table:table-cell office:value-type="float" office:value="5.8526539103696679E-2" table:formula="of:=[.J61]-[.I61]" table:style-name="ce47">
            <text:p>0.059</text:p>
          </table:table-cell>
          <table:table-cell table:number-columns-repeated="10" table:style-name="ce2"/>
          <table:table-cell table:number-columns-repeated="16363" table:style-name="ce1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float" office:value="8.4400000000000013" table:formula="of:=[.B61]+0.21" table:style-name="ce5">
            <text:p>8.44</text:p>
          </table:table-cell>
          <table:table-cell office:value-type="float" office:value="1" table:formula="of:=[.B62]^0" table:style-name="ce69">
            <text:p>1</text:p>
          </table:table-cell>
          <table:table-cell office:value-type="float" office:value="0.14730578886832144" table:formula="of:=[.B62]*(PI()/180)" table:style-name="ce47">
            <text:p>0.147</text:p>
          </table:table-cell>
          <table:table-cell office:value-type="float" office:value="0.1467736352831267" table:formula="of:=SIN([.D62])" table:style-name="ce47">
            <text:p>0.147</text:p>
          </table:table-cell>
          <table:table-cell office:value-type="float" office:value="0.14676868740298166" table:formula="of:=[.$D$12]*[.D62]+[.$D$11]*[.C62]" table:style-name="ce48">
            <text:p>0.147</text:p>
          </table:table-cell>
          <table:table-cell office:value-type="float" office:value="-2.3992813253757156E-3" table:formula="of:=RAND()*2*[.$H$15]-[.$H$15]" table:style-name="ce47">
            <text:p>-0.002</text:p>
          </table:table-cell>
          <table:table-cell office:value-type="float" office:value="0.14436940607760596" table:formula="of:=[.$D$12]*[.D62]+[.$D$11]*[.C62]+[.G62]" table:style-name="ce47">
            <text:p>0.144</text:p>
          </table:table-cell>
          <table:table-cell office:value-type="float" office:value="0.14375840576477564" table:formula="of:=[.$J$12]*[.D62]+[.$J$11]*[.C62]" table:style-name="ce47">
            <text:p>0.144</text:p>
          </table:table-cell>
          <table:table-cell office:value-type="float" office:value="0.20356776186868816" table:formula="of:=[.$N$13]*[.D62]" table:style-name="ce47">
            <text:p>0.204</text:p>
          </table:table-cell>
          <table:table-cell office:value-type="float" office:value="5.9809356103912525E-2" table:formula="of:=[.J62]-[.I62]" table:style-name="ce47">
            <text:p>0.060</text:p>
          </table:table-cell>
          <table:table-cell table:number-columns-repeated="10" table:style-name="ce2"/>
          <table:table-cell table:number-columns-repeated="16363" table:style-name="ce1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float" office:value="8.6500000000000021" table:formula="of:=[.B62]+0.21" table:style-name="ce5">
            <text:p>8.65</text:p>
          </table:table-cell>
          <table:table-cell office:value-type="float" office:value="1" table:formula="of:=[.B63]^0" table:style-name="ce69">
            <text:p>1</text:p>
          </table:table-cell>
          <table:table-cell office:value-type="float" office:value="0.15097098029750955" table:formula="of:=[.B63]*(PI()/180)" table:style-name="ce47">
            <text:p>0.151</text:p>
          </table:table-cell>
          <table:table-cell office:value-type="float" office:value="0.15039813911282712" table:formula="of:=SIN([.D63])" table:style-name="ce47">
            <text:p>0.150</text:p>
          </table:table-cell>
          <table:table-cell office:value-type="float" office:value="0.15041522300779522" table:formula="of:=[.$D$12]*[.D63]+[.$D$11]*[.C63]" table:style-name="ce48">
            <text:p>0.150</text:p>
          </table:table-cell>
          <table:table-cell office:value-type="float" office:value="-3.7334575807213236E-2" table:formula="of:=RAND()*2*[.$H$15]-[.$H$15]" table:style-name="ce47">
            <text:p>-0.037</text:p>
          </table:table-cell>
          <table:table-cell office:value-type="float" office:value="0.11308064720058199" table:formula="of:=[.$D$12]*[.D63]+[.$D$11]*[.C63]+[.G63]" table:style-name="ce47">
            <text:p>0.113</text:p>
          </table:table-cell>
          <table:table-cell office:value-type="float" office:value="0.14754066340821201" table:formula="of:=[.$J$12]*[.D63]+[.$J$11]*[.C63]" table:style-name="ce47">
            <text:p>0.148</text:p>
          </table:table-cell>
          <table:table-cell office:value-type="float" office:value="0.20863283651234038" table:formula="of:=[.$N$13]*[.D63]" table:style-name="ce47">
            <text:p>0.209</text:p>
          </table:table-cell>
          <table:table-cell office:value-type="float" office:value="6.1092173104128372E-2" table:formula="of:=[.J63]-[.I63]" table:style-name="ce47">
            <text:p>0.061</text:p>
          </table:table-cell>
          <table:table-cell table:number-columns-repeated="10" table:style-name="ce2"/>
          <table:table-cell table:number-columns-repeated="16363" table:style-name="ce1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float" office:value="8.860000000000003" table:formula="of:=[.B63]+0.21" table:style-name="ce5">
            <text:p>8.86</text:p>
          </table:table-cell>
          <table:table-cell office:value-type="float" office:value="1" table:formula="of:=[.B64]^0" table:style-name="ce69">
            <text:p>1</text:p>
          </table:table-cell>
          <table:table-cell office:value-type="float" office:value="0.15463617172669766" table:formula="of:=[.B64]*(PI()/180)" table:style-name="ce47">
            <text:p>0.155</text:p>
          </table:table-cell>
          <table:table-cell office:value-type="float" office:value="0.15402062255210461" table:formula="of:=SIN([.D64])" table:style-name="ce47">
            <text:p>0.154</text:p>
          </table:table-cell>
          <table:table-cell office:value-type="float" office:value="0.15406175861260876" table:formula="of:=[.$D$12]*[.D64]+[.$D$11]*[.C64]" table:style-name="ce48">
            <text:p>0.154</text:p>
          </table:table-cell>
          <table:table-cell office:value-type="float" office:value="-8.6512884959560471E-3" table:formula="of:=RAND()*2*[.$H$15]-[.$H$15]" table:style-name="ce47">
            <text:p>-0.009</text:p>
          </table:table-cell>
          <table:table-cell office:value-type="float" office:value="0.1454104701166527" table:formula="of:=[.$D$12]*[.D64]+[.$D$11]*[.C64]+[.G64]" table:style-name="ce47">
            <text:p>0.145</text:p>
          </table:table-cell>
          <table:table-cell office:value-type="float" office:value="0.15132292105164841" table:formula="of:=[.$J$12]*[.D64]+[.$J$11]*[.C64]" table:style-name="ce47">
            <text:p>0.151</text:p>
          </table:table-cell>
          <table:table-cell office:value-type="float" office:value="0.2136979111559926" table:formula="of:=[.$N$13]*[.D64]" table:style-name="ce47">
            <text:p>0.214</text:p>
          </table:table-cell>
          <table:table-cell office:value-type="float" office:value="6.2374990104344191E-2" table:formula="of:=[.J64]-[.I64]" table:style-name="ce47">
            <text:p>0.062</text:p>
          </table:table-cell>
          <table:table-cell table:number-columns-repeated="10" table:style-name="ce2"/>
          <table:table-cell table:number-columns-repeated="16363" table:style-name="ce1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float" office:value="9.0700000000000038" table:formula="of:=[.B64]+0.21" table:style-name="ce5">
            <text:p>9.07</text:p>
          </table:table-cell>
          <table:table-cell office:value-type="float" office:value="1" table:formula="of:=[.B65]^0" table:style-name="ce69">
            <text:p>1</text:p>
          </table:table-cell>
          <table:table-cell office:value-type="float" office:value="0.15830136315588575" table:formula="of:=[.B65]*(PI()/180)" table:style-name="ce47">
            <text:p>0.158</text:p>
          </table:table-cell>
          <table:table-cell office:value-type="float" office:value="0.15764103693791787" table:formula="of:=SIN([.D65])" table:style-name="ce47">
            <text:p>0.158</text:p>
          </table:table-cell>
          <table:table-cell office:value-type="float" office:value="0.15770829421742227" table:formula="of:=[.$D$12]*[.D65]+[.$D$11]*[.C65]" table:style-name="ce48">
            <text:p>0.158</text:p>
          </table:table-cell>
          <table:table-cell office:value-type="float" office:value="3.6821782007571843E-2" table:formula="of:=RAND()*2*[.$H$15]-[.$H$15]" table:style-name="ce47">
            <text:p>0.037</text:p>
          </table:table-cell>
          <table:table-cell office:value-type="float" office:value="0.19453007622499413" table:formula="of:=[.$D$12]*[.D65]+[.$D$11]*[.C65]+[.G65]" table:style-name="ce47">
            <text:p>0.195</text:p>
          </table:table-cell>
          <table:table-cell office:value-type="float" office:value="0.15510517869508475" table:formula="of:=[.$J$12]*[.D65]+[.$J$11]*[.C65]" table:style-name="ce47">
            <text:p>0.155</text:p>
          </table:table-cell>
          <table:table-cell office:value-type="float" office:value="0.21876298579964479" table:formula="of:=[.$N$13]*[.D65]" table:style-name="ce47">
            <text:p>0.219</text:p>
          </table:table-cell>
          <table:table-cell office:value-type="float" office:value="6.3657807104560038E-2" table:formula="of:=[.J65]-[.I65]" table:style-name="ce47">
            <text:p>0.064</text:p>
          </table:table-cell>
          <table:table-cell table:number-columns-repeated="10" table:style-name="ce2"/>
          <table:table-cell table:number-columns-repeated="16363" table:style-name="ce1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float" office:value="9.2800000000000047" table:formula="of:=[.B65]+0.21" table:style-name="ce5">
            <text:p>9.28</text:p>
          </table:table-cell>
          <table:table-cell office:value-type="float" office:value="1" table:formula="of:=[.B66]^0" table:style-name="ce69">
            <text:p>1</text:p>
          </table:table-cell>
          <table:table-cell office:value-type="float" office:value="0.16196655458507386" table:formula="of:=[.B66]*(PI()/180)" table:style-name="ce47">
            <text:p>0.162</text:p>
          </table:table-cell>
          <table:table-cell office:value-type="float" office:value="0.1612593336350206" table:formula="of:=SIN([.D66])" table:style-name="ce47">
            <text:p>0.161</text:p>
          </table:table-cell>
          <table:table-cell office:value-type="float" office:value="0.16135482982223581" table:formula="of:=[.$D$12]*[.D66]+[.$D$11]*[.C66]" table:style-name="ce48">
            <text:p>0.161</text:p>
          </table:table-cell>
          <table:table-cell office:value-type="float" office:value="1.7383259897139486E-3" table:formula="of:=RAND()*2*[.$H$15]-[.$H$15]" table:style-name="ce47">
            <text:p>0.002</text:p>
          </table:table-cell>
          <table:table-cell office:value-type="float" office:value="0.16309315581194977" table:formula="of:=[.$D$12]*[.D66]+[.$D$11]*[.C66]+[.G66]" table:style-name="ce47">
            <text:p>0.163</text:p>
          </table:table-cell>
          <table:table-cell office:value-type="float" office:value="0.15888743633852112" table:formula="of:=[.$J$12]*[.D66]+[.$J$11]*[.C66]" table:style-name="ce47">
            <text:p>0.159</text:p>
          </table:table-cell>
          <table:table-cell office:value-type="float" office:value="0.22382806044329701" table:formula="of:=[.$N$13]*[.D66]" table:style-name="ce47">
            <text:p>0.224</text:p>
          </table:table-cell>
          <table:table-cell office:value-type="float" office:value="6.4940624104775885E-2" table:formula="of:=[.J66]-[.I66]" table:style-name="ce47">
            <text:p>0.065</text:p>
          </table:table-cell>
          <table:table-cell table:number-columns-repeated="10" table:style-name="ce2"/>
          <table:table-cell table:number-columns-repeated="16363" table:style-name="ce1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float" office:value="9.4900000000000055" table:formula="of:=[.B66]+0.21" table:style-name="ce5">
            <text:p>9.49</text:p>
          </table:table-cell>
          <table:table-cell office:value-type="float" office:value="1" table:formula="of:=[.B67]^0" table:style-name="ce69">
            <text:p>1</text:p>
          </table:table-cell>
          <table:table-cell office:value-type="float" office:value="0.16563174601426198" table:formula="of:=[.B67]*(PI()/180)" table:style-name="ce47">
            <text:p>0.166</text:p>
          </table:table-cell>
          <table:table-cell office:value-type="float" office:value="0.16487546403661452" table:formula="of:=SIN([.D67])" table:style-name="ce47">
            <text:p>0.165</text:p>
          </table:table-cell>
          <table:table-cell office:value-type="float" office:value="0.16500136542704938" table:formula="of:=[.$D$12]*[.D67]+[.$D$11]*[.C67]" table:style-name="ce48">
            <text:p>0.165</text:p>
          </table:table-cell>
          <table:table-cell office:value-type="float" office:value="3.7586542529780401E-2" table:formula="of:=RAND()*2*[.$H$15]-[.$H$15]" table:style-name="ce47">
            <text:p>0.038</text:p>
          </table:table-cell>
          <table:table-cell office:value-type="float" office:value="0.20258790795682979" table:formula="of:=[.$D$12]*[.D67]+[.$D$11]*[.C67]+[.G67]" table:style-name="ce47">
            <text:p>0.203</text:p>
          </table:table-cell>
          <table:table-cell office:value-type="float" office:value="0.16266969398195752" table:formula="of:=[.$J$12]*[.D67]+[.$J$11]*[.C67]" table:style-name="ce47">
            <text:p>0.163</text:p>
          </table:table-cell>
          <table:table-cell office:value-type="float" office:value="0.22889313508694922" table:formula="of:=[.$N$13]*[.D67]" table:style-name="ce47">
            <text:p>0.229</text:p>
          </table:table-cell>
          <table:table-cell office:value-type="float" office:value="6.6223441104991704E-2" table:formula="of:=[.J67]-[.I67]" table:style-name="ce47">
            <text:p>0.066</text:p>
          </table:table-cell>
          <table:table-cell table:number-columns-repeated="10" table:style-name="ce2"/>
          <table:table-cell table:number-columns-repeated="16363" table:style-name="ce1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float" office:value="9.7000000000000064" table:formula="of:=[.B67]+0.21" table:style-name="ce5">
            <text:p>9.70</text:p>
          </table:table-cell>
          <table:table-cell office:value-type="float" office:value="1" table:formula="of:=[.B68]^0" table:style-name="ce69">
            <text:p>1</text:p>
          </table:table-cell>
          <table:table-cell office:value-type="float" office:value="0.16929693744345009" table:formula="of:=[.B68]*(PI()/180)" table:style-name="ce47">
            <text:p>0.169</text:p>
          </table:table-cell>
          <table:table-cell office:value-type="float" office:value="0.16848937956500271" table:formula="of:=SIN([.D68])" table:style-name="ce47">
            <text:p>0.168</text:p>
          </table:table-cell>
          <table:table-cell office:value-type="float" office:value="0.16864790103186292" table:formula="of:=[.$D$12]*[.D68]+[.$D$11]*[.C68]" table:style-name="ce48">
            <text:p>0.169</text:p>
          </table:table-cell>
          <table:table-cell office:value-type="float" office:value="2.4392286582850684E-2" table:formula="of:=RAND()*2*[.$H$15]-[.$H$15]" table:style-name="ce47">
            <text:p>0.024</text:p>
          </table:table-cell>
          <table:table-cell office:value-type="float" office:value="0.19304018761471359" table:formula="of:=[.$D$12]*[.D68]+[.$D$11]*[.C68]+[.G68]" table:style-name="ce47">
            <text:p>0.193</text:p>
          </table:table-cell>
          <table:table-cell office:value-type="float" office:value="0.16645195162539389" table:formula="of:=[.$J$12]*[.D68]+[.$J$11]*[.C68]" table:style-name="ce47">
            <text:p>0.166</text:p>
          </table:table-cell>
          <table:table-cell office:value-type="float" office:value="0.23395820973060144" table:formula="of:=[.$N$13]*[.D68]" table:style-name="ce47">
            <text:p>0.234</text:p>
          </table:table-cell>
          <table:table-cell office:value-type="float" office:value="6.7506258105207551E-2" table:formula="of:=[.J68]-[.I68]" table:style-name="ce47">
            <text:p>0.068</text:p>
          </table:table-cell>
          <table:table-cell table:number-columns-repeated="10" table:style-name="ce2"/>
          <table:table-cell table:number-columns-repeated="16363" table:style-name="ce1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float" office:value="9.9100000000000072" table:formula="of:=[.B68]+0.21" table:style-name="ce5">
            <text:p>9.91</text:p>
          </table:table-cell>
          <table:table-cell office:value-type="float" office:value="1" table:formula="of:=[.B69]^0" table:style-name="ce69">
            <text:p>1</text:p>
          </table:table-cell>
          <table:table-cell office:value-type="float" office:value="0.17296212887263818" table:formula="of:=[.B69]*(PI()/180)" table:style-name="ce47">
            <text:p>0.173</text:p>
          </table:table-cell>
          <table:table-cell office:value-type="float" office:value="0.17210103167224186" table:formula="of:=SIN([.D69])" table:style-name="ce47">
            <text:p>0.172</text:p>
          </table:table-cell>
          <table:table-cell office:value-type="float" office:value="0.17229443663667643" table:formula="of:=[.$D$12]*[.D69]+[.$D$11]*[.C69]" table:style-name="ce48">
            <text:p>0.172</text:p>
          </table:table-cell>
          <table:table-cell office:value-type="float" office:value="1.3536173620461167E-3" table:formula="of:=RAND()*2*[.$H$15]-[.$H$15]" table:style-name="ce47">
            <text:p>0.001</text:p>
          </table:table-cell>
          <table:table-cell office:value-type="float" office:value="0.17364805399872255" table:formula="of:=[.$D$12]*[.D69]+[.$D$11]*[.C69]+[.G69]" table:style-name="ce47">
            <text:p>0.174</text:p>
          </table:table-cell>
          <table:table-cell office:value-type="float" office:value="0.17023420926883026" table:formula="of:=[.$J$12]*[.D69]+[.$J$11]*[.C69]" table:style-name="ce47">
            <text:p>0.170</text:p>
          </table:table-cell>
          <table:table-cell office:value-type="float" office:value="0.23902328437425363" table:formula="of:=[.$N$13]*[.D69]" table:style-name="ce47">
            <text:p>0.239</text:p>
          </table:table-cell>
          <table:table-cell office:value-type="float" office:value="6.878907510542337E-2" table:formula="of:=[.J69]-[.I69]" table:style-name="ce47">
            <text:p>0.069</text:p>
          </table:table-cell>
          <table:table-cell table:number-columns-repeated="10" table:style-name="ce2"/>
          <table:table-cell table:number-columns-repeated="16363" table:style-name="ce1"/>
        </table:table-row>
        <table:table-row table:number-rows-repeated="2" table:style-name="ro1">
          <table:table-cell table:style-name="ce3"/>
          <table:table-cell table:style-name="ce5"/>
          <table:table-cell table:style-name="ce3"/>
          <table:table-cell table:style-name="ce47"/>
          <table:table-cell table:style-name="ce5"/>
          <table:table-cell table:style-name="ce48"/>
          <table:table-cell table:number-columns-repeated="2" table:style-name="ce5"/>
          <table:table-cell table:style-name="ce2"/>
          <table:table-cell table:style-name="ce49"/>
          <table:table-cell table:style-name="ce10"/>
          <table:table-cell table:number-columns-repeated="10" table:style-name="ce2"/>
          <table:table-cell table:number-columns-repeated="16363" table:style-name="ce1"/>
        </table:table-row>
        <table:table-row table:number-rows-repeated="104850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number number:decimal-places="1" number:min-decimal-places="1" number:min-integer-digits="1"/>
    </number:number-style>
    <number:number-style style:name="N37">
      <number:number number:decimal-places="4" number:min-decimal-places="4" number:min-integer-digits="1"/>
    </number:number-style>
    <number:number-style style:name="N38">
      <number:scientific-number number:decimal-places="2" number:min-decimal-places="2" number:min-integer-digits="1" number:min-exponent-digits="3" number:exponent-interval="1" number:forced-exponent-sign="true"/>
    </number:number-style>
    <number:number-style style:name="N39">
      <number:number number:decimal-places="3" number:min-decimal-places="3" number:min-integer-digits="1"/>
    </number:number-style>
    <number:currency-style style:name="N40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0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40P0"/>
    </number:currency-style>
    <number:number-style style:name="N41">
      <number:number number:decimal-places="5" number:min-decimal-places="5" number:min-integer-digits="1"/>
    </number:number-style>
    <number:number-style style:name="N43">
      <number:number number:decimal-places="8" number:min-decimal-places="8" number:min-integer-digits="1"/>
    </number:number-style>
    <number:number-style style:name="N44">
      <number:number number:decimal-places="9" number:min-decimal-places="9"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-X="1" style:scale-to-Y="1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RCC RCCD</meta:initial-creator>
    <dc:creator>Fernandez, Danielle</dc:creator>
    <meta:creation-date>2020-03-11T14:12:39Z</meta:creation-date>
    <dc:date>2023-10-28T06:46:27Z</dc:date>
    <meta:editing-cycles>18</meta:editing-cycles>
    <meta:editing-duration>PT9460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decimal-places="3" number:min-integer-digits="1"/>
    </number:number-style>
    <number:number-style style:name="N43">
      <number:number number:decimal-places="4" number:min-decimal-places="4" number:min-integer-digits="1"/>
    </number:number-style>
    <style:style style:family="chart" style:name="Lgnd">
      <style:chart-properties chart:auto-position="true"/>
      <style:graphic-properties draw:fill="none" draw:stroke="solid" svg:stroke-width="0.01042in" svg:stroke-color="#000000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i0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0" style:data-style-name="N43">
      <style:chart-properties chart:gap-width="150" chart:overlap="100" chart:link-data-style-to-source="false" chart:visible="true" chart:logarithmic="false" chart:maximum="0.28" chart:minimum="-0.001" chart:interval-major="0.02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false" chart:visible="true" chart:logarithmic="false" chart:maximum="0.19" chart:minimum="0" chart:interval-major="0.021" chart:tick-marks-major-inner="false" chart:tick-marks-major-outer="true" chart:tick-marks-minor-inner="true" chart:tick-marks-minor-outer="tru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000000" svg:stroke-opacity="100%" draw:stroke-linejoin="round" svg:stroke-linecap="round"/>
    </style:style>
    <style:style style:family="chart" style:name="G0S1" style:data-style-name="N0">
      <style:chart-properties chart:symbol-type="none" chart:connect-bars="false" chart:solid-type="cuboid" chart:link-data-style-to-source="true" chart:data-label-number="none" chart:data-label-text="false" chart:data-label-symbol="false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none" draw:stroke="solid" svg:stroke-width="0.02083in" svg:stroke-color="#99ff99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connect-bars="false" chart:solid-type="cuboid" chart:link-data-style-to-source="true" chart:data-label-number="none" chart:data-label-text="false" chart:data-label-symbol="false" chart:data-label-series="false">
        <chart:label-separator>
          <text:p text:style-name="a4" text:class-names="" text:cond-style-name="">,<text:s text:c="1"/></text:p>
        </chart:label-separator>
      </style:chart-properties>
      <style:graphic-properties draw:fill="none" draw:stroke="solid" svg:stroke-width="0.02083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connect-bars="false" chart:solid-type="cuboid" chart:link-data-style-to-source="true" chart:data-label-number="none" chart:data-label-text="false" chart:data-label-symbol="false" chart:data-label-series="false">
        <chart:label-separator>
          <text:p text:style-name="a5" text:class-names="" text:cond-style-name="">,<text:s text:c="1"/></text:p>
        </chart:label-separator>
      </style:chart-properties>
      <style:graphic-properties draw:fill="none" draw:stroke="solid" svg:stroke-width="0.02083in" svg:stroke-color="#ff99ff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connect-bars="false" chart:solid-type="cuboid" chart:link-data-style-to-source="true" chart:data-label-number="none" chart:data-label-text="false" chart:data-label-symbol="false" chart:data-label-series="false">
        <chart:label-separator>
          <text:p text:style-name="a6" text:class-names="" text:cond-style-name="">,<text:s text:c="1"/></text:p>
        </chart:label-separator>
      </style:chart-properties>
      <style:graphic-properties draw:fill="none" draw:stroke="solid" svg:stroke-width="0.02083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 style:data-style-name="N0">
      <style:chart-properties chart:symbol-type="none" chart:connect-bars="false" chart:solid-type="cuboid" chart:link-data-style-to-source="true" chart:data-label-number="none" chart:data-label-text="false" chart:data-label-symbol="false" chart:data-label-series="false">
        <chart:label-separator>
          <text:p text:style-name="a7" text:class-names="" text:cond-style-name="">,<text:s text:c="1"/></text:p>
        </chart:label-separator>
      </style:chart-properties>
      <style:graphic-properties draw:fill="none" draw:stroke="solid" svg:stroke-width="0.02083in" svg:stroke-color="#ffd966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49.75pt" svg:width="500.9996850393701pt" chart:style-name="Crt0">
        <chart:title chart:style-name="CT00">
          <text:p text:style-name="a0" text:class-names="" text:cond-style-name="">Big O<text:line-break/>sin(1/N)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in(1/x)</text:p>
            </chart:title>
            <chart:grid chart:class="major" chart:style-name="GMa0"/>
            <chart:grid chart:class="minor" chart:style-name="GMi0"/>
          </chart:axis>
          <chart:axis chart:dimension="x" chart:name="primary-x" chart:style-name="Axs1">
            <chart:title svg:x="198.148346456693pt" svg:y="225.6066141732283pt" chart:style-name="AT01">
              <text:p text:style-name="a2" text:class-names="" text:cond-style-name="">N (rad)</text:p>
            </chart:title>
          </chart:axis>
          <chart:series chart:label-cell-address="sin.$E$19" chart:values-cell-range-address="sin.$E$22:.$E$69" chart:class="chart:scatter" chart:attached-axis="primary-y" chart:style-name="G0S0">
            <chart:domain table:cell-range-address="sin.$D$22:.$D$69"/>
            <chart:data-point chart:repeated="48"/>
          </chart:series>
          <chart:series chart:label-cell-address="sin.$F$19" chart:values-cell-range-address="sin.$F$22:.$F$69" chart:class="chart:scatter" chart:attached-axis="primary-y" chart:style-name="G0S1">
            <chart:domain table:cell-range-address="sin.$D$22:.$D$69"/>
            <chart:data-label chart:style-name="DL01"/>
            <chart:data-point chart:repeated="48"/>
          </chart:series>
          <chart:series chart:label-cell-address="sin.$H$21" chart:values-cell-range-address="sin.$H$22:.$H$69" chart:class="chart:scatter" chart:attached-axis="primary-y" chart:style-name="G0S2">
            <chart:domain table:cell-range-address="sin.$D$22:.$D$69"/>
            <chart:data-label chart:style-name="DL02"/>
            <chart:data-point chart:repeated="48"/>
          </chart:series>
          <chart:series chart:label-cell-address="sin.$I$20" chart:values-cell-range-address="sin.$I$22:.$I$69" chart:class="chart:scatter" chart:attached-axis="primary-y" chart:style-name="G0S3">
            <chart:domain table:cell-range-address="sin.$D$22:.$D$69"/>
            <chart:data-label chart:style-name="DL03"/>
            <chart:data-point chart:repeated="48"/>
          </chart:series>
          <chart:series chart:values-cell-range-address="sin.$J$22:.$J$69" chart:class="chart:scatter" chart:attached-axis="primary-y" chart:style-name="G0S4">
            <chart:domain table:cell-range-address="sin.$D$22:.$D$69"/>
            <chart:data-label chart:style-name="DL04"/>
            <chart:data-point chart:repeated="48"/>
          </chart:series>
          <chart:series chart:label-cell-address="sin.$K$20" chart:values-cell-range-address="sin.$K$22:.$K$69" chart:class="chart:scatter" chart:attached-axis="primary-y" chart:style-name="G0S5">
            <chart:domain table:cell-range-address="sin.$D$22:.$D$69"/>
            <chart:data-label chart:style-name="DL05"/>
            <chart:data-point chart:repeated="4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